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1.7937in"/>
    </style:style>
    <style:style style:name="co5" style:family="table-column">
      <style:table-column-properties fo:break-before="auto" style:column-width="2.0516in"/>
    </style:style>
    <style:style style:name="co6" style:family="table-column">
      <style:table-column-properties fo:break-before="auto" style:column-width="1.7402in"/>
    </style:style>
    <style:style style:name="co7" style:family="table-column">
      <style:table-column-properties fo:break-before="auto" style:column-width="1.998in"/>
    </style:style>
    <style:style style:name="co8" style:family="table-column">
      <style:table-column-properties fo:break-before="auto" style:column-width="1.5583in"/>
    </style:style>
    <style:style style:name="co9" style:family="table-column">
      <style:table-column-properties fo:break-before="auto" style:column-width="1.1398in"/>
    </style:style>
    <style:style style:name="co10" style:family="table-column">
      <style:table-column-properties fo:break-before="auto" style:column-width="1.0646in"/>
    </style:style>
    <style:style style:name="co11" style:family="table-column">
      <style:table-column-properties fo:break-before="auto" style:column-width="1.8154in"/>
    </style:style>
    <style:style style:name="co12" style:family="table-column">
      <style:table-column-properties fo:break-before="auto" style:column-width="1.5043in"/>
    </style:style>
    <style:style style:name="co13" style:family="table-column">
      <style:table-column-properties fo:break-before="auto" style:column-width="1.7618in"/>
    </style:style>
    <style:style style:name="co14" style:family="table-column">
      <style:table-column-properties fo:break-before="auto" style:column-width="1.322in"/>
    </style:style>
    <style:style style:name="co15" style:family="table-column">
      <style:table-column-properties fo:break-before="auto" style:column-width="1.0429in"/>
    </style:style>
    <style:style style:name="co16" style:family="table-column">
      <style:table-column-properties fo:break-before="auto" style:column-width="1.2689in"/>
    </style:style>
    <style:style style:name="co17" style:family="table-column">
      <style:table-column-properties fo:break-before="auto" style:column-width="1.7634in"/>
    </style:style>
    <style:style style:name="co18" style:family="table-column">
      <style:table-column-properties fo:break-before="auto" style:column-width="0.9681in"/>
    </style:style>
    <style:style style:name="co19" style:family="table-column">
      <style:table-column-properties fo:break-before="auto" style:column-width="1.1929in"/>
    </style:style>
    <style:style style:name="co20" style:family="table-column">
      <style:table-column-properties fo:break-before="auto" style:column-width="1.4618in"/>
    </style:style>
    <style:style style:name="co21" style:family="table-column">
      <style:table-column-properties fo:break-before="auto" style:column-width="1.6866in"/>
    </style:style>
    <style:style style:name="co22" style:family="table-column">
      <style:table-column-properties fo:break-before="auto" style:column-width="1.7189in"/>
    </style:style>
    <style:style style:name="co23" style:family="table-column">
      <style:table-column-properties fo:break-before="auto" style:column-width="1.9437in"/>
    </style:style>
    <style:style style:name="co24" style:family="table-column">
      <style:table-column-properties fo:break-before="auto" style:column-width="1.4075in"/>
    </style:style>
    <style:style style:name="co25" style:family="table-column">
      <style:table-column-properties fo:break-before="auto" style:column-width="1.6335in"/>
    </style:style>
    <style:style style:name="co26" style:family="table-column">
      <style:table-column-properties fo:break-before="auto" style:column-width="1.6654in"/>
    </style:style>
    <style:style style:name="co27" style:family="table-column">
      <style:table-column-properties fo:break-before="auto" style:column-width="1.8902in"/>
    </style:style>
    <style:style style:name="co28" style:family="table-column">
      <style:table-column-properties fo:break-before="auto" style:column-width="1.2256in"/>
    </style:style>
    <style:style style:name="co29" style:family="table-column">
      <style:table-column-properties fo:break-before="auto" style:column-width="1.4508in"/>
    </style:style>
    <style:style style:name="co30" style:family="table-column">
      <style:table-column-properties fo:break-before="auto" style:column-width="0.4854in"/>
    </style:style>
    <style:style style:name="co31" style:family="table-column">
      <style:table-column-properties fo:break-before="auto" style:column-width="0.889in"/>
    </style:style>
    <style:style style:name="co32" style:family="table-column">
      <style:table-column-properties fo:break-before="auto" style:column-width="0.2709in"/>
    </style:style>
    <style:style style:name="co33" style:family="table-column">
      <style:table-column-properties fo:break-before="auto" style:column-width="1.2791in"/>
    </style:style>
    <style:style style:name="co34" style:family="table-column">
      <style:table-column-properties fo:break-before="auto" style:column-width="1.3035in"/>
    </style:style>
    <style:style style:name="co35" style:family="table-column">
      <style:table-column-properties fo:break-before="auto" style:column-width="1.2272in"/>
    </style:style>
    <style:style style:name="co36" style:family="table-column">
      <style:table-column-properties fo:break-before="auto" style:column-width="1.2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1"/>
        <table:table-row table:style-name="ro1">
          <table:table-cell office:value-type="string" calcext:value-type="string">
            <table:cell-range-source table:name="CSV_all" xlink:type="simple" xlink:href="../output.csv" table:filter-name="Text - txt - csv (StarCalc)" table:filter-options="44,34,76,1,,0,false,false,true,false,false,0,false,false,true" table:last-column-spanned="50" table:last-row-spanned="14" table:refresh-delay="PT00H01M00S"/>
            <text:p>cycle_number</text:p>
          </table:table-cell>
          <table:table-cell office:value-type="string" calcext:value-type="string">
            <text:p>duration1_measured</text:p>
          </table:table-cell>
          <table:table-cell office:value-type="string" calcext:value-type="string">
            <text:p>duration2_measured</text:p>
          </table:table-cell>
          <table:table-cell office:value-type="string" calcext:value-type="string">
            <text:p>duration_measured</text:p>
          </table:table-cell>
          <table:table-cell office:value-type="string" calcext:value-type="string">
            <text:p>start_velocity_x_measured</text:p>
          </table:table-cell>
          <table:table-cell office:value-type="string" calcext:value-type="string">
            <text:p>start_velocity_y_measured</text:p>
          </table:table-cell>
          <table:table-cell office:value-type="string" calcext:value-type="string">
            <text:p>start_velocity_value_measured</text:p>
          </table:table-cell>
          <table:table-cell office:value-type="string" calcext:value-type="string">
            <text:p>end_velocity_x_measured</text:p>
          </table:table-cell>
          <table:table-cell office:value-type="string" calcext:value-type="string">
            <text:p>end_velocity_y_measured</text:p>
          </table:table-cell>
          <table:table-cell office:value-type="string" calcext:value-type="string">
            <text:p>end_velocity_value_measured</text:p>
          </table:table-cell>
          <table:table-cell office:value-type="string" calcext:value-type="string">
            <text:p>reach_x_measured</text:p>
          </table:table-cell>
          <table:table-cell office:value-type="string" calcext:value-type="string">
            <text:p>reach_y_measured</text:p>
          </table:table-cell>
          <table:table-cell office:value-type="string" calcext:value-type="string">
            <text:p>reach_value_measured</text:p>
          </table:table-cell>
          <table:table-cell office:value-type="string" calcext:value-type="string">
            <text:p>duration1_model</text:p>
          </table:table-cell>
          <table:table-cell office:value-type="string" calcext:value-type="string">
            <text:p>duration2_model</text:p>
          </table:table-cell>
          <table:table-cell office:value-type="string" calcext:value-type="string">
            <text:p>duration_model</text:p>
          </table:table-cell>
          <table:table-cell office:value-type="string" calcext:value-type="string">
            <text:p>start_velocity_x_model</text:p>
          </table:table-cell>
          <table:table-cell office:value-type="string" calcext:value-type="string">
            <text:p>start_velocity_y_model</text:p>
          </table:table-cell>
          <table:table-cell office:value-type="string" calcext:value-type="string">
            <text:p>start_velocity_value_model</text:p>
          </table:table-cell>
          <table:table-cell office:value-type="string" calcext:value-type="string">
            <text:p>end_velocity_x_model</text:p>
          </table:table-cell>
          <table:table-cell office:value-type="string" calcext:value-type="string">
            <table:cell-range-source table:name="CSV_all" xlink:type="simple" xlink:href="../output.csv" table:filter-name="Text - txt - csv (StarCalc)" table:filter-options="44,34,76,1,,0,false,false,true,false,false,0,false,false,true" table:last-column-spanned="50" table:last-row-spanned="14"/>
            <text:p>end_velocity_y_model</text:p>
          </table:table-cell>
          <table:table-cell office:value-type="string" calcext:value-type="string">
            <text:p>end_velocity_value_model</text:p>
          </table:table-cell>
          <table:table-cell office:value-type="string" calcext:value-type="string">
            <text:p>reach_x_model</text:p>
          </table:table-cell>
          <table:table-cell office:value-type="string" calcext:value-type="string">
            <text:p>reach_y_model</text:p>
          </table:table-cell>
          <table:table-cell office:value-type="string" calcext:value-type="string">
            <text:p>reach_value_model</text:p>
          </table:table-cell>
          <table:table-cell office:value-type="string" calcext:value-type="string">
            <text:p>error_duration1</text:p>
          </table:table-cell>
          <table:table-cell office:value-type="string" calcext:value-type="string">
            <text:p>error_rel_duration1</text:p>
          </table:table-cell>
          <table:table-cell office:value-type="string" calcext:value-type="string">
            <text:p>error_duration2</text:p>
          </table:table-cell>
          <table:table-cell office:value-type="string" calcext:value-type="string">
            <text:p>error_rel_duration2</text:p>
          </table:table-cell>
          <table:table-cell office:value-type="string" calcext:value-type="string">
            <text:p>error_duration</text:p>
          </table:table-cell>
          <table:table-cell office:value-type="string" calcext:value-type="string">
            <text:p>error_rel_duration</text:p>
          </table:table-cell>
          <table:table-cell office:value-type="string" calcext:value-type="string">
            <text:p>error_start_velocity_x</text:p>
          </table:table-cell>
          <table:table-cell office:value-type="string" calcext:value-type="string">
            <text:p>error_rel_start_velocity_x</text:p>
          </table:table-cell>
          <table:table-cell office:value-type="string" calcext:value-type="string">
            <text:p>error_start_velocity_y</text:p>
          </table:table-cell>
          <table:table-cell office:value-type="string" calcext:value-type="string">
            <text:p>error_rel_start_velocity_y</text:p>
          </table:table-cell>
          <table:table-cell office:value-type="string" calcext:value-type="string">
            <text:p>error_start_velocity_value</text:p>
          </table:table-cell>
          <table:table-cell office:value-type="string" calcext:value-type="string">
            <text:p>error_rel_start_velocity_value</text:p>
          </table:table-cell>
          <table:table-cell office:value-type="string" calcext:value-type="string">
            <text:p>error_end_velocity_x</text:p>
          </table:table-cell>
          <table:table-cell office:value-type="string" calcext:value-type="string">
            <text:p>error_rel_end_velocity_x</text:p>
          </table:table-cell>
          <table:table-cell office:value-type="string" calcext:value-type="string">
            <text:p>error_end_velocity_y</text:p>
          </table:table-cell>
          <table:table-cell office:value-type="string" calcext:value-type="string">
            <text:p>error_rel_end_velocity_y</text:p>
          </table:table-cell>
          <table:table-cell office:value-type="string" calcext:value-type="string">
            <text:p>error_end_velocity_value</text:p>
          </table:table-cell>
          <table:table-cell office:value-type="string" calcext:value-type="string">
            <text:p>error_rel_end_velocity_value</text:p>
          </table:table-cell>
          <table:table-cell office:value-type="string" calcext:value-type="string">
            <text:p>error_reach_x</text:p>
          </table:table-cell>
          <table:table-cell office:value-type="string" calcext:value-type="string">
            <text:p>error_rel_reach_x</text:p>
          </table:table-cell>
          <table:table-cell office:value-type="string" calcext:value-type="string">
            <text:p>error_reach_y</text:p>
          </table:table-cell>
          <table:table-cell office:value-type="string" calcext:value-type="string">
            <text:p>error_rel_reach_y</text:p>
          </table:table-cell>
          <table:table-cell office:value-type="string" calcext:value-type="string">
            <text:p>error_reach_value</text:p>
          </table:table-cell>
          <table:table-cell office:value-type="string" calcext:value-type="string">
            <text:p>error_rel_reach_value</text:p>
          </table:table-cell>
          <table:table-cell table:style-name="Default" office:value-type="string" calcext:value-type="string">
            <text:p>is_ful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9000000954" calcext:value-type="float">
            <text:p>1.9000000954</text:p>
          </table:table-cell>
          <table:table-cell office:value-type="float" office:value="3.7699999809" calcext:value-type="float">
            <text:p>3.7699999809</text:p>
          </table:table-cell>
          <table:table-cell office:value-type="float" office:value="5.6700000763" calcext:value-type="float">
            <text:p>5.6700000763</text:p>
          </table:table-cell>
          <table:table-cell office:value-type="float" office:value="15.2968437457" calcext:value-type="float">
            <text:p>15.2968437457</text:p>
          </table:table-cell>
          <table:table-cell office:value-type="float" office:value="12.8843537448" calcext:value-type="float">
            <text:p>12.8843537448</text:p>
          </table:table-cell>
          <table:table-cell office:value-type="float" office:value="20" calcext:value-type="float">
            <text:p>20</text:p>
          </table:table-cell>
          <table:table-cell office:value-type="float" office:value="-7.6901475481" calcext:value-type="float">
            <text:p>-7.6901475481</text:p>
          </table:table-cell>
          <table:table-cell office:value-type="float" office:value="-6.5098712802" calcext:value-type="float">
            <text:p>-6.5098712802</text:p>
          </table:table-cell>
          <table:table-cell office:value-type="float" office:value="10.0755542476" calcext:value-type="float">
            <text:p>10.0755542476</text:p>
          </table:table-cell>
          <table:table-cell office:value-type="float" office:value="14.7157516498" calcext:value-type="float">
            <text:p>14.7157516498</text:p>
          </table:table-cell>
          <table:table-cell office:value-type="float" office:value="12.9945727488" calcext:value-type="float">
            <text:p>12.9945727488</text:p>
          </table:table-cell>
          <table:table-cell office:value-type="float" office:value="19.6319196092" calcext:value-type="float">
            <text:p>19.6319196092</text:p>
          </table:table-cell>
          <table:table-cell office:value-type="float" office:value="1.9858357405" calcext:value-type="float">
            <text:p>1.9858357405</text:p>
          </table:table-cell>
          <table:table-cell office:value-type="float" office:value="5.172978673" calcext:value-type="float">
            <text:p>5.172978673</text:p>
          </table:table-cell>
          <table:table-cell office:value-type="float" office:value="7.1588144135" calcext:value-type="float">
            <text:p>7.1588144135</text:p>
          </table:table-cell>
          <table:table-cell office:value-type="float" office:value="15.2968437457" calcext:value-type="float">
            <text:p>15.2968437457</text:p>
          </table:table-cell>
          <table:table-cell office:value-type="float" office:value="12.8843537448" calcext:value-type="float">
            <text:p>12.8843537448</text:p>
          </table:table-cell>
          <table:table-cell office:value-type="float" office:value="20" calcext:value-type="float">
            <text:p>20</text:p>
          </table:table-cell>
          <table:table-cell office:value-type="float" office:value="-10.1612122116" calcext:value-type="float">
            <text:p>-10.1612122116</text:p>
          </table:table-cell>
          <table:table-cell office:value-type="float" office:value="-8.5586709772" calcext:value-type="float">
            <text:p>-8.5586709772</text:p>
          </table:table-cell>
          <table:table-cell office:value-type="float" office:value="13.2853709961" calcext:value-type="float">
            <text:p>13.2853709961</text:p>
          </table:table-cell>
          <table:table-cell office:value-type="float" office:value="15.1885095138" calcext:value-type="float">
            <text:p>15.1885095138</text:p>
          </table:table-cell>
          <table:table-cell office:value-type="float" office:value="12.79310508" calcext:value-type="float">
            <text:p>12.79310508</text:p>
          </table:table-cell>
          <table:table-cell office:value-type="float" office:value="19.8583574054" calcext:value-type="float">
            <text:p>19.8583574054</text:p>
          </table:table-cell>
          <table:table-cell office:value-type="float" office:value="0.0858356451" calcext:value-type="float">
            <text:p>0.0858356451</text:p>
          </table:table-cell>
          <table:table-cell office:value-type="float" office:value="0.045176653" calcext:value-type="float">
            <text:p>0.045176653</text:p>
          </table:table-cell>
          <table:table-cell office:value-type="float" office:value="1.4029786921" calcext:value-type="float">
            <text:p>1.4029786921</text:p>
          </table:table-cell>
          <table:table-cell office:value-type="float" office:value="0.372142891" calcext:value-type="float">
            <text:p>0.372142891</text:p>
          </table:table-cell>
          <table:table-cell office:value-type="float" office:value="1.4888143372" calcext:value-type="float">
            <text:p>1.4888143372</text:p>
          </table:table-cell>
          <table:table-cell office:value-type="float" office:value="0.262577481" calcext:value-type="float">
            <text:p>0.26257748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4710646635" calcext:value-type="float">
            <text:p>2.4710646635</text:p>
          </table:table-cell>
          <table:table-cell office:value-type="float" office:value="-0.3213286414" calcext:value-type="float">
            <text:p>-0.3213286414</text:p>
          </table:table-cell>
          <table:table-cell office:value-type="float" office:value="2.048799697" calcext:value-type="float">
            <text:p>2.048799697</text:p>
          </table:table-cell>
          <table:table-cell office:value-type="float" office:value="-0.3147219981" calcext:value-type="float">
            <text:p>-0.3147219981</text:p>
          </table:table-cell>
          <table:table-cell office:value-type="float" office:value="3.2098167485" calcext:value-type="float">
            <text:p>3.2098167485</text:p>
          </table:table-cell>
          <table:table-cell office:value-type="float" office:value="0.3185747076" calcext:value-type="float">
            <text:p>0.3185747076</text:p>
          </table:table-cell>
          <table:table-cell office:value-type="float" office:value="0.472757864" calcext:value-type="float">
            <text:p>0.472757864</text:p>
          </table:table-cell>
          <table:table-cell office:value-type="float" office:value="0.0321259746" calcext:value-type="float">
            <text:p>0.0321259746</text:p>
          </table:table-cell>
          <table:table-cell office:value-type="float" office:value="0.2014676688" calcext:value-type="float">
            <text:p>0.2014676688</text:p>
          </table:table-cell>
          <table:table-cell office:value-type="float" office:value="0.0155039856" calcext:value-type="float">
            <text:p>0.0155039856</text:p>
          </table:table-cell>
          <table:table-cell office:value-type="float" office:value="0.2264377962" calcext:value-type="float">
            <text:p>0.2264377962</text:p>
          </table:table-cell>
          <table:table-cell office:value-type="float" office:value="0.0115341648" calcext:value-type="float">
            <text:p>0.011534164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600000381" calcext:value-type="float">
            <text:p>0.9600000381</text:p>
          </table:table-cell>
          <table:table-cell office:value-type="float" office:value="1.9200000763" calcext:value-type="float">
            <text:p>1.9200000763</text:p>
          </table:table-cell>
          <table:table-cell office:value-type="float" office:value="2.8800001144" calcext:value-type="float">
            <text:p>2.8800001144</text:p>
          </table:table-cell>
          <table:table-cell office:value-type="float" office:value="7.6901475481" calcext:value-type="float">
            <text:p>7.6901475481</text:p>
          </table:table-cell>
          <table:table-cell office:value-type="float" office:value="6.5098712802" calcext:value-type="float">
            <text:p>6.5098712802</text:p>
          </table:table-cell>
          <table:table-cell office:value-type="float" office:value="10.0755542476" calcext:value-type="float">
            <text:p>10.0755542476</text:p>
          </table:table-cell>
          <table:table-cell office:value-type="float" office:value="-3.8945811617" calcext:value-type="float">
            <text:p>-3.8945811617</text:p>
          </table:table-cell>
          <table:table-cell office:value-type="float" office:value="-3.2968446827" calcext:value-type="float">
            <text:p>-3.2968446827</text:p>
          </table:table-cell>
          <table:table-cell office:value-type="float" office:value="5.102641207" calcext:value-type="float">
            <text:p>5.102641207</text:p>
          </table:table-cell>
          <table:table-cell office:value-type="float" office:value="3.9126350532" calcext:value-type="float">
            <text:p>3.9126350532</text:p>
          </table:table-cell>
          <table:table-cell office:value-type="float" office:value="3.3121276807" calcext:value-type="float">
            <text:p>3.3121276807</text:p>
          </table:table-cell>
          <table:table-cell office:value-type="float" office:value="5.1262952346" calcext:value-type="float">
            <text:p>5.1262952346</text:p>
          </table:table-cell>
          <table:table-cell office:value-type="float" office:value="1.3191282275" calcext:value-type="float">
            <text:p>1.3191282275</text:p>
          </table:table-cell>
          <table:table-cell office:value-type="float" office:value="3.4362470413" calcext:value-type="float">
            <text:p>3.4362470413</text:p>
          </table:table-cell>
          <table:table-cell office:value-type="float" office:value="4.7553752688" calcext:value-type="float">
            <text:p>4.7553752688</text:p>
          </table:table-cell>
          <table:table-cell office:value-type="float" office:value="10.1612122116" calcext:value-type="float">
            <text:p>10.1612122116</text:p>
          </table:table-cell>
          <table:table-cell office:value-type="float" office:value="8.5586709772" calcext:value-type="float">
            <text:p>8.5586709772</text:p>
          </table:table-cell>
          <table:table-cell office:value-type="float" office:value="13.2853709961" calcext:value-type="float">
            <text:p>13.2853709961</text:p>
          </table:table-cell>
          <table:table-cell office:value-type="float" office:value="-6.7497737" calcext:value-type="float">
            <text:p>-6.7497737</text:p>
          </table:table-cell>
          <table:table-cell office:value-type="float" office:value="-5.6852559583" calcext:value-type="float">
            <text:p>-5.6852559583</text:p>
          </table:table-cell>
          <table:table-cell office:value-type="float" office:value="8.8250541252" calcext:value-type="float">
            <text:p>8.8250541252</text:p>
          </table:table-cell>
          <table:table-cell office:value-type="float" office:value="6.701970927" calcext:value-type="float">
            <text:p>6.701970927</text:p>
          </table:table-cell>
          <table:table-cell office:value-type="float" office:value="5.644992238" calcext:value-type="float">
            <text:p>5.644992238</text:p>
          </table:table-cell>
          <table:table-cell office:value-type="float" office:value="8.762553947" calcext:value-type="float">
            <text:p>8.762553947</text:p>
          </table:table-cell>
          <table:table-cell office:value-type="float" office:value="0.3591281894" calcext:value-type="float">
            <text:p>0.3591281894</text:p>
          </table:table-cell>
          <table:table-cell office:value-type="float" office:value="0.3740918491" calcext:value-type="float">
            <text:p>0.3740918491</text:p>
          </table:table-cell>
          <table:table-cell office:value-type="float" office:value="1.516246965" calcext:value-type="float">
            <text:p>1.516246965</text:p>
          </table:table-cell>
          <table:table-cell office:value-type="float" office:value="0.7897119296" calcext:value-type="float">
            <text:p>0.7897119296</text:p>
          </table:table-cell>
          <table:table-cell office:value-type="float" office:value="1.8753751544" calcext:value-type="float">
            <text:p>1.8753751544</text:p>
          </table:table-cell>
          <table:table-cell office:value-type="float" office:value="0.6511719027" calcext:value-type="float">
            <text:p>0.6511719027</text:p>
          </table:table-cell>
          <table:table-cell office:value-type="float" office:value="2.4710646635" calcext:value-type="float">
            <text:p>2.4710646635</text:p>
          </table:table-cell>
          <table:table-cell office:value-type="float" office:value="0.3213286414" calcext:value-type="float">
            <text:p>0.3213286414</text:p>
          </table:table-cell>
          <table:table-cell office:value-type="float" office:value="2.048799697" calcext:value-type="float">
            <text:p>2.048799697</text:p>
          </table:table-cell>
          <table:table-cell office:value-type="float" office:value="0.3147219981" calcext:value-type="float">
            <text:p>0.3147219981</text:p>
          </table:table-cell>
          <table:table-cell office:value-type="float" office:value="3.2098167485" calcext:value-type="float">
            <text:p>3.2098167485</text:p>
          </table:table-cell>
          <table:table-cell office:value-type="float" office:value="0.3185747076" calcext:value-type="float">
            <text:p>0.3185747076</text:p>
          </table:table-cell>
          <table:table-cell office:value-type="float" office:value="2.8551925383" calcext:value-type="float">
            <text:p>2.8551925383</text:p>
          </table:table-cell>
          <table:table-cell office:value-type="float" office:value="-0.7331192803" calcext:value-type="float">
            <text:p>-0.7331192803</text:p>
          </table:table-cell>
          <table:table-cell office:value-type="float" office:value="2.3884112756" calcext:value-type="float">
            <text:p>2.3884112756</text:p>
          </table:table-cell>
          <table:table-cell office:value-type="float" office:value="-0.7244536839" calcext:value-type="float">
            <text:p>-0.7244536839</text:p>
          </table:table-cell>
          <table:table-cell office:value-type="float" office:value="3.7224129182" calcext:value-type="float">
            <text:p>3.7224129182</text:p>
          </table:table-cell>
          <table:table-cell office:value-type="float" office:value="0.7295070861" calcext:value-type="float">
            <text:p>0.7295070861</text:p>
          </table:table-cell>
          <table:table-cell office:value-type="float" office:value="2.7893358738" calcext:value-type="float">
            <text:p>2.7893358738</text:p>
          </table:table-cell>
          <table:table-cell office:value-type="float" office:value="0.7129046885" calcext:value-type="float">
            <text:p>0.7129046885</text:p>
          </table:table-cell>
          <table:table-cell office:value-type="float" office:value="2.3328645573" calcext:value-type="float">
            <text:p>2.3328645573</text:p>
          </table:table-cell>
          <table:table-cell office:value-type="float" office:value="0.7043401651" calcext:value-type="float">
            <text:p>0.7043401651</text:p>
          </table:table-cell>
          <table:table-cell office:value-type="float" office:value="3.6362587124" calcext:value-type="float">
            <text:p>3.6362587124</text:p>
          </table:table-cell>
          <table:table-cell office:value-type="float" office:value="0.7093346259" calcext:value-type="float">
            <text:p>0.709334625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9800000191" calcext:value-type="float">
            <text:p>0.9800000191</text:p>
          </table:table-cell>
          <table:table-cell office:value-type="float" office:value="1.4800000191" calcext:value-type="float">
            <text:p>1.4800000191</text:p>
          </table:table-cell>
          <table:table-cell office:value-type="float" office:value="3.8945811617" calcext:value-type="float">
            <text:p>3.8945811617</text:p>
          </table:table-cell>
          <table:table-cell office:value-type="float" office:value="3.2968446827" calcext:value-type="float">
            <text:p>3.2968446827</text:p>
          </table:table-cell>
          <table:table-cell office:value-type="float" office:value="5.102641207" calcext:value-type="float">
            <text:p>5.102641207</text:p>
          </table:table-cell>
          <table:table-cell office:value-type="float" office:value="-1.9802955059" calcext:value-type="float">
            <text:p>-1.9802955059</text:p>
          </table:table-cell>
          <table:table-cell office:value-type="float" office:value="-1.676361703" calcext:value-type="float">
            <text:p>-1.676361703</text:p>
          </table:table-cell>
          <table:table-cell office:value-type="float" office:value="2.5945633255" calcext:value-type="float">
            <text:p>2.5945633255</text:p>
          </table:table-cell>
          <table:table-cell office:value-type="float" office:value="1.019106276" calcext:value-type="float">
            <text:p>1.019106276</text:p>
          </table:table-cell>
          <table:table-cell office:value-type="float" office:value="0.862694849" calcext:value-type="float">
            <text:p>0.862694849</text:p>
          </table:table-cell>
          <table:table-cell office:value-type="float" office:value="1.3352228294" calcext:value-type="float">
            <text:p>1.3352228294</text:p>
          </table:table-cell>
          <table:table-cell office:value-type="float" office:value="0.8762553947" calcext:value-type="float">
            <text:p>0.8762553947</text:p>
          </table:table-cell>
          <table:table-cell office:value-type="float" office:value="2.2825908389" calcext:value-type="float">
            <text:p>2.2825908389</text:p>
          </table:table-cell>
          <table:table-cell office:value-type="float" office:value="3.1588462336" calcext:value-type="float">
            <text:p>3.1588462336</text:p>
          </table:table-cell>
          <table:table-cell office:value-type="float" office:value="6.7497737" calcext:value-type="float">
            <text:p>6.7497737</text:p>
          </table:table-cell>
          <table:table-cell office:value-type="float" office:value="5.6852559583" calcext:value-type="float">
            <text:p>5.6852559583</text:p>
          </table:table-cell>
          <table:table-cell office:value-type="float" office:value="8.8250541252" calcext:value-type="float">
            <text:p>8.8250541252</text:p>
          </table:table-cell>
          <table:table-cell office:value-type="float" office:value="-4.4836623872" calcext:value-type="float">
            <text:p>-4.4836623872</text:p>
          </table:table-cell>
          <table:table-cell office:value-type="float" office:value="-3.7765367307" calcext:value-type="float">
            <text:p>-3.7765367307</text:p>
          </table:table-cell>
          <table:table-cell office:value-type="float" office:value="5.8622059057" calcext:value-type="float">
            <text:p>5.8622059057</text:p>
          </table:table-cell>
          <table:table-cell office:value-type="float" office:value="2.9572628088" calcext:value-type="float">
            <text:p>2.9572628088</text:p>
          </table:table-cell>
          <table:table-cell office:value-type="float" office:value="2.4908681018" calcext:value-type="float">
            <text:p>2.4908681018</text:p>
          </table:table-cell>
          <table:table-cell office:value-type="float" office:value="3.8665006428" calcext:value-type="float">
            <text:p>3.8665006428</text:p>
          </table:table-cell>
          <table:table-cell office:value-type="float" office:value="0.3762553947" calcext:value-type="float">
            <text:p>0.3762553947</text:p>
          </table:table-cell>
          <table:table-cell office:value-type="float" office:value="0.7525107894" calcext:value-type="float">
            <text:p>0.7525107894</text:p>
          </table:table-cell>
          <table:table-cell office:value-type="float" office:value="1.3025908198" calcext:value-type="float">
            <text:p>1.3025908198</text:p>
          </table:table-cell>
          <table:table-cell office:value-type="float" office:value="1.32917428" calcext:value-type="float">
            <text:p>1.32917428</text:p>
          </table:table-cell>
          <table:table-cell office:value-type="float" office:value="1.6788462145" calcext:value-type="float">
            <text:p>1.6788462145</text:p>
          </table:table-cell>
          <table:table-cell office:value-type="float" office:value="1.1343555357" calcext:value-type="float">
            <text:p>1.1343555357</text:p>
          </table:table-cell>
          <table:table-cell office:value-type="float" office:value="2.8551925383" calcext:value-type="float">
            <text:p>2.8551925383</text:p>
          </table:table-cell>
          <table:table-cell office:value-type="float" office:value="0.7331192803" calcext:value-type="float">
            <text:p>0.7331192803</text:p>
          </table:table-cell>
          <table:table-cell office:value-type="float" office:value="2.3884112756" calcext:value-type="float">
            <text:p>2.3884112756</text:p>
          </table:table-cell>
          <table:table-cell office:value-type="float" office:value="0.7244536839" calcext:value-type="float">
            <text:p>0.7244536839</text:p>
          </table:table-cell>
          <table:table-cell office:value-type="float" office:value="3.7224129182" calcext:value-type="float">
            <text:p>3.7224129182</text:p>
          </table:table-cell>
          <table:table-cell office:value-type="float" office:value="0.7295070861" calcext:value-type="float">
            <text:p>0.7295070861</text:p>
          </table:table-cell>
          <table:table-cell office:value-type="float" office:value="2.5033668813" calcext:value-type="float">
            <text:p>2.5033668813</text:p>
          </table:table-cell>
          <table:table-cell office:value-type="float" office:value="-1.2641380409" calcext:value-type="float">
            <text:p>-1.2641380409</text:p>
          </table:table-cell>
          <table:table-cell office:value-type="float" office:value="2.1001750277" calcext:value-type="float">
            <text:p>2.1001750277</text:p>
          </table:table-cell>
          <table:table-cell office:value-type="float" office:value="-1.2528173508" calcext:value-type="float">
            <text:p>-1.2528173508</text:p>
          </table:table-cell>
          <table:table-cell office:value-type="float" office:value="3.2676425802" calcext:value-type="float">
            <text:p>3.2676425802</text:p>
          </table:table-cell>
          <table:table-cell office:value-type="float" office:value="1.2594190892" calcext:value-type="float">
            <text:p>1.2594190892</text:p>
          </table:table-cell>
          <table:table-cell office:value-type="float" office:value="1.9381565328" calcext:value-type="float">
            <text:p>1.9381565328</text:p>
          </table:table-cell>
          <table:table-cell office:value-type="float" office:value="1.9018198381" calcext:value-type="float">
            <text:p>1.9018198381</text:p>
          </table:table-cell>
          <table:table-cell office:value-type="float" office:value="1.6281732528" calcext:value-type="float">
            <text:p>1.6281732528</text:p>
          </table:table-cell>
          <table:table-cell office:value-type="float" office:value="1.8873107388" calcext:value-type="float">
            <text:p>1.8873107388</text:p>
          </table:table-cell>
          <table:table-cell office:value-type="float" office:value="2.5312778134" calcext:value-type="float">
            <text:p>2.5312778134</text:p>
          </table:table-cell>
          <table:table-cell office:value-type="float" office:value="1.89577182" calcext:value-type="float">
            <text:p>1.8957718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5199999809" calcext:value-type="float">
            <text:p>0.5199999809</text:p>
          </table:table-cell>
          <table:table-cell office:value-type="float" office:value="0.7699999809" calcext:value-type="float">
            <text:p>0.7699999809</text:p>
          </table:table-cell>
          <table:table-cell office:value-type="float" office:value="1.9802955059" calcext:value-type="float">
            <text:p>1.9802955059</text:p>
          </table:table-cell>
          <table:table-cell office:value-type="float" office:value="1.676361703" calcext:value-type="float">
            <text:p>1.676361703</text:p>
          </table:table-cell>
          <table:table-cell office:value-type="float" office:value="2.5945633255" calcext:value-type="float">
            <text:p>2.5945633255</text:p>
          </table:table-cell>
          <table:table-cell office:value-type="float" office:value="-1.0231526781" calcext:value-type="float">
            <text:p>-1.0231526781</text:p>
          </table:table-cell>
          <table:table-cell office:value-type="float" office:value="-0.8661202132" calcext:value-type="float">
            <text:p>-0.8661202132</text:p>
          </table:table-cell>
          <table:table-cell office:value-type="float" office:value="1.3405243849" calcext:value-type="float">
            <text:p>1.3405243849</text:p>
          </table:table-cell>
          <table:table-cell office:value-type="float" office:value="0.2715758702" calcext:value-type="float">
            <text:p>0.2715758702</text:p>
          </table:table-cell>
          <table:table-cell office:value-type="float" office:value="0.2298946733" calcext:value-type="float">
            <text:p>0.2298946733</text:p>
          </table:table-cell>
          <table:table-cell office:value-type="float" office:value="0.3558159835" calcext:value-type="float">
            <text:p>0.3558159835</text:p>
          </table:table-cell>
          <table:table-cell office:value-type="float" office:value="0.5820689003" calcext:value-type="float">
            <text:p>0.5820689003</text:p>
          </table:table-cell>
          <table:table-cell office:value-type="float" office:value="1.5162533064" calcext:value-type="float">
            <text:p>1.5162533064</text:p>
          </table:table-cell>
          <table:table-cell office:value-type="float" office:value="2.0983222067" calcext:value-type="float">
            <text:p>2.0983222067</text:p>
          </table:table-cell>
          <table:table-cell office:value-type="float" office:value="4.4836623872" calcext:value-type="float">
            <text:p>4.4836623872</text:p>
          </table:table-cell>
          <table:table-cell office:value-type="float" office:value="3.7765367307" calcext:value-type="float">
            <text:p>3.7765367307</text:p>
          </table:table-cell>
          <table:table-cell office:value-type="float" office:value="5.8622059057" calcext:value-type="float">
            <text:p>5.8622059057</text:p>
          </table:table-cell>
          <table:table-cell office:value-type="float" office:value="-2.9783559118" calcext:value-type="float">
            <text:p>-2.9783559118</text:p>
          </table:table-cell>
          <table:table-cell office:value-type="float" office:value="-2.5086345774" calcext:value-type="float">
            <text:p>-2.5086345774</text:p>
          </table:table-cell>
          <table:table-cell office:value-type="float" office:value="3.8940790157" calcext:value-type="float">
            <text:p>3.8940790157</text:p>
          </table:table-cell>
          <table:table-cell office:value-type="float" office:value="1.3049002175" calcext:value-type="float">
            <text:p>1.3049002175</text:p>
          </table:table-cell>
          <table:table-cell office:value-type="float" office:value="1.0991022909" calcext:value-type="float">
            <text:p>1.0991022909</text:p>
          </table:table-cell>
          <table:table-cell office:value-type="float" office:value="1.7061038724" calcext:value-type="float">
            <text:p>1.7061038724</text:p>
          </table:table-cell>
          <table:table-cell office:value-type="float" office:value="0.3320689003" calcext:value-type="float">
            <text:p>0.3320689003</text:p>
          </table:table-cell>
          <table:table-cell office:value-type="float" office:value="1.3282756012" calcext:value-type="float">
            <text:p>1.3282756012</text:p>
          </table:table-cell>
          <table:table-cell office:value-type="float" office:value="0.9962533255" calcext:value-type="float">
            <text:p>0.9962533255</text:p>
          </table:table-cell>
          <table:table-cell office:value-type="float" office:value="1.9158718502" calcext:value-type="float">
            <text:p>1.9158718502</text:p>
          </table:table-cell>
          <table:table-cell office:value-type="float" office:value="1.3283222258" calcext:value-type="float">
            <text:p>1.3283222258</text:p>
          </table:table-cell>
          <table:table-cell office:value-type="float" office:value="1.7250938425" calcext:value-type="float">
            <text:p>1.7250938425</text:p>
          </table:table-cell>
          <table:table-cell office:value-type="float" office:value="2.5033668813" calcext:value-type="float">
            <text:p>2.5033668813</text:p>
          </table:table-cell>
          <table:table-cell office:value-type="float" office:value="1.2641380409" calcext:value-type="float">
            <text:p>1.2641380409</text:p>
          </table:table-cell>
          <table:table-cell office:value-type="float" office:value="2.1001750277" calcext:value-type="float">
            <text:p>2.1001750277</text:p>
          </table:table-cell>
          <table:table-cell office:value-type="float" office:value="1.2528173508" calcext:value-type="float">
            <text:p>1.2528173508</text:p>
          </table:table-cell>
          <table:table-cell office:value-type="float" office:value="3.2676425802" calcext:value-type="float">
            <text:p>3.2676425802</text:p>
          </table:table-cell>
          <table:table-cell office:value-type="float" office:value="1.2594190892" calcext:value-type="float">
            <text:p>1.2594190892</text:p>
          </table:table-cell>
          <table:table-cell office:value-type="float" office:value="1.9552032337" calcext:value-type="float">
            <text:p>1.9552032337</text:p>
          </table:table-cell>
          <table:table-cell office:value-type="float" office:value="-1.9109594057" calcext:value-type="float">
            <text:p>-1.9109594057</text:p>
          </table:table-cell>
          <table:table-cell office:value-type="float" office:value="1.6425143642" calcext:value-type="float">
            <text:p>1.6425143642</text:p>
          </table:table-cell>
          <table:table-cell office:value-type="float" office:value="-1.8964046089" calcext:value-type="float">
            <text:p>-1.8964046089</text:p>
          </table:table-cell>
          <table:table-cell office:value-type="float" office:value="2.5535546308" calcext:value-type="float">
            <text:p>2.5535546308</text:p>
          </table:table-cell>
          <table:table-cell office:value-type="float" office:value="1.9048923388" calcext:value-type="float">
            <text:p>1.9048923388</text:p>
          </table:table-cell>
          <table:table-cell office:value-type="float" office:value="1.0333243473" calcext:value-type="float">
            <text:p>1.0333243473</text:p>
          </table:table-cell>
          <table:table-cell office:value-type="float" office:value="3.8049195849" calcext:value-type="float">
            <text:p>3.8049195849</text:p>
          </table:table-cell>
          <table:table-cell office:value-type="float" office:value="0.8692076176" calcext:value-type="float">
            <text:p>0.8692076176</text:p>
          </table:table-cell>
          <table:table-cell office:value-type="float" office:value="3.7808949861" calcext:value-type="float">
            <text:p>3.7808949861</text:p>
          </table:table-cell>
          <table:table-cell office:value-type="float" office:value="1.3502878889" calcext:value-type="float">
            <text:p>1.3502878889</text:p>
          </table:table-cell>
          <table:table-cell office:value-type="float" office:value="3.7949050957" calcext:value-type="float">
            <text:p>3.794905095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9999876" calcext:value-type="float">
            <text:p>0.129999876</text:p>
          </table:table-cell>
          <table:table-cell office:value-type="float" office:value="0.2699999809" calcext:value-type="float">
            <text:p>0.2699999809</text:p>
          </table:table-cell>
          <table:table-cell office:value-type="float" office:value="0.3999998569" calcext:value-type="float">
            <text:p>0.3999998569</text:p>
          </table:table-cell>
          <table:table-cell office:value-type="float" office:value="1.0231526781" calcext:value-type="float">
            <text:p>1.0231526781</text:p>
          </table:table-cell>
          <table:table-cell office:value-type="float" office:value="0.8661202132" calcext:value-type="float">
            <text:p>0.8661202132</text:p>
          </table:table-cell>
          <table:table-cell office:value-type="float" office:value="1.3405243849" calcext:value-type="float">
            <text:p>1.3405243849</text:p>
          </table:table-cell>
          <table:table-cell office:value-type="float" office:value="-0.5280788016" calcext:value-type="float">
            <text:p>-0.5280788016</text:p>
          </table:table-cell>
          <table:table-cell office:value-type="float" office:value="-0.4470297875" calcext:value-type="float">
            <text:p>-0.4470297875</text:p>
          </table:table-cell>
          <table:table-cell office:value-type="float" office:value="0.6918835535" calcext:value-type="float">
            <text:p>0.6918835535</text:p>
          </table:table-cell>
          <table:table-cell office:value-type="float" office:value="0.0765696731" calcext:value-type="float">
            <text:p>0.0765696731</text:p>
          </table:table-cell>
          <table:table-cell office:value-type="float" office:value="0.0648178351" calcext:value-type="float">
            <text:p>0.0648178351</text:p>
          </table:table-cell>
          <table:table-cell office:value-type="float" office:value="0.1003208183" calcext:value-type="float">
            <text:p>0.1003208183</text:p>
          </table:table-cell>
          <table:table-cell office:value-type="float" office:value="0.3866500643" calcext:value-type="float">
            <text:p>0.3866500643</text:p>
          </table:table-cell>
          <table:table-cell office:value-type="float" office:value="1.007199385" calcext:value-type="float">
            <text:p>1.007199385</text:p>
          </table:table-cell>
          <table:table-cell office:value-type="float" office:value="1.3938494493" calcext:value-type="float">
            <text:p>1.3938494493</text:p>
          </table:table-cell>
          <table:table-cell office:value-type="float" office:value="2.9783559118" calcext:value-type="float">
            <text:p>2.9783559118</text:p>
          </table:table-cell>
          <table:table-cell office:value-type="float" office:value="2.5086345774" calcext:value-type="float">
            <text:p>2.5086345774</text:p>
          </table:table-cell>
          <table:table-cell office:value-type="float" office:value="3.8940790157" calcext:value-type="float">
            <text:p>3.8940790157</text:p>
          </table:table-cell>
          <table:table-cell office:value-type="float" office:value="-1.9784281624" calcext:value-type="float">
            <text:p>-1.9784281624</text:p>
          </table:table-cell>
          <table:table-cell office:value-type="float" office:value="-1.6664070527" calcext:value-type="float">
            <text:p>-1.6664070527</text:p>
          </table:table-cell>
          <table:table-cell office:value-type="float" office:value="2.5867142206" calcext:value-type="float">
            <text:p>2.5867142206</text:p>
          </table:table-cell>
          <table:table-cell office:value-type="float" office:value="0.5757907524" calcext:value-type="float">
            <text:p>0.5757907524</text:p>
          </table:table-cell>
          <table:table-cell office:value-type="float" office:value="0.4849818603" calcext:value-type="float">
            <text:p>0.4849818603</text:p>
          </table:table-cell>
          <table:table-cell office:value-type="float" office:value="0.7528229509" calcext:value-type="float">
            <text:p>0.7528229509</text:p>
          </table:table-cell>
          <table:table-cell office:value-type="float" office:value="0.2566501883" calcext:value-type="float">
            <text:p>0.2566501883</text:p>
          </table:table-cell>
          <table:table-cell office:value-type="float" office:value="1.9742341008" calcext:value-type="float">
            <text:p>1.9742341008</text:p>
          </table:table-cell>
          <table:table-cell office:value-type="float" office:value="0.7371994041" calcext:value-type="float">
            <text:p>0.7371994041</text:p>
          </table:table-cell>
          <table:table-cell office:value-type="float" office:value="2.7303683565" calcext:value-type="float">
            <text:p>2.7303683565</text:p>
          </table:table-cell>
          <table:table-cell office:value-type="float" office:value="0.9938495924" calcext:value-type="float">
            <text:p>0.9938495924</text:p>
          </table:table-cell>
          <table:table-cell office:value-type="float" office:value="2.4846248699" calcext:value-type="float">
            <text:p>2.4846248699</text:p>
          </table:table-cell>
          <table:table-cell office:value-type="float" office:value="1.9552032337" calcext:value-type="float">
            <text:p>1.9552032337</text:p>
          </table:table-cell>
          <table:table-cell office:value-type="float" office:value="1.9109594057" calcext:value-type="float">
            <text:p>1.9109594057</text:p>
          </table:table-cell>
          <table:table-cell office:value-type="float" office:value="1.6425143642" calcext:value-type="float">
            <text:p>1.6425143642</text:p>
          </table:table-cell>
          <table:table-cell office:value-type="float" office:value="1.8964046089" calcext:value-type="float">
            <text:p>1.8964046089</text:p>
          </table:table-cell>
          <table:table-cell office:value-type="float" office:value="2.5535546308" calcext:value-type="float">
            <text:p>2.5535546308</text:p>
          </table:table-cell>
          <table:table-cell office:value-type="float" office:value="1.9048923388" calcext:value-type="float">
            <text:p>1.9048923388</text:p>
          </table:table-cell>
          <table:table-cell office:value-type="float" office:value="1.4503493608" calcext:value-type="float">
            <text:p>1.4503493608</text:p>
          </table:table-cell>
          <table:table-cell office:value-type="float" office:value="-2.7464638921" calcext:value-type="float">
            <text:p>-2.7464638921</text:p>
          </table:table-cell>
          <table:table-cell office:value-type="float" office:value="1.2193772652" calcext:value-type="float">
            <text:p>1.2193772652</text:p>
          </table:table-cell>
          <table:table-cell office:value-type="float" office:value="-2.7277315725" calcext:value-type="float">
            <text:p>-2.7277315725</text:p>
          </table:table-cell>
          <table:table-cell office:value-type="float" office:value="1.8948306671" calcext:value-type="float">
            <text:p>1.8948306671</text:p>
          </table:table-cell>
          <table:table-cell office:value-type="float" office:value="2.7386554537" calcext:value-type="float">
            <text:p>2.7386554537</text:p>
          </table:table-cell>
          <table:table-cell office:value-type="float" office:value="0.4992210793" calcext:value-type="float">
            <text:p>0.4992210793</text:p>
          </table:table-cell>
          <table:table-cell office:value-type="float" office:value="6.5198277476" calcext:value-type="float">
            <text:p>6.5198277476</text:p>
          </table:table-cell>
          <table:table-cell office:value-type="float" office:value="0.4201640252" calcext:value-type="float">
            <text:p>0.4201640252</text:p>
          </table:table-cell>
          <table:table-cell office:value-type="float" office:value="6.4822286112" calcext:value-type="float">
            <text:p>6.4822286112</text:p>
          </table:table-cell>
          <table:table-cell office:value-type="float" office:value="0.6525021326" calcext:value-type="float">
            <text:p>0.6525021326</text:p>
          </table:table-cell>
          <table:table-cell office:value-type="float" office:value="6.5041548071" calcext:value-type="float">
            <text:p>6.504154807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00001812" calcext:value-type="float">
            <text:p>0.0600001812</text:p>
          </table:table-cell>
          <table:table-cell office:value-type="float" office:value="0.1599998474" calcext:value-type="float">
            <text:p>0.1599998474</text:p>
          </table:table-cell>
          <table:table-cell office:value-type="float" office:value="0.2200000286" calcext:value-type="float">
            <text:p>0.2200000286</text:p>
          </table:table-cell>
          <table:table-cell office:value-type="float" office:value="0.5280788016" calcext:value-type="float">
            <text:p>0.5280788016</text:p>
          </table:table-cell>
          <table:table-cell office:value-type="float" office:value="0.4470297875" calcext:value-type="float">
            <text:p>0.4470297875</text:p>
          </table:table-cell>
          <table:table-cell office:value-type="float" office:value="0.6918835535" calcext:value-type="float">
            <text:p>0.6918835535</text:p>
          </table:table-cell>
          <table:table-cell office:value-type="float" office:value="-0.2819713871" calcext:value-type="float">
            <text:p>-0.2819713871</text:p>
          </table:table-cell>
          <table:table-cell office:value-type="float" office:value="-0.2386946964" calcext:value-type="float">
            <text:p>-0.2386946964</text:p>
          </table:table-cell>
          <table:table-cell office:value-type="float" office:value="0.3694360854" calcext:value-type="float">
            <text:p>0.3694360854</text:p>
          </table:table-cell>
          <table:table-cell office:value-type="float" office:value="0.0223801069" calcext:value-type="float">
            <text:p>0.0223801069</text:p>
          </table:table-cell>
          <table:table-cell office:value-type="float" office:value="0.0189452301" calcext:value-type="float">
            <text:p>0.0189452301</text:p>
          </table:table-cell>
          <table:table-cell office:value-type="float" office:value="0.0293221917" calcext:value-type="float">
            <text:p>0.0293221917</text:p>
          </table:table-cell>
          <table:table-cell office:value-type="float" office:value="0.2568394775" calcext:value-type="float">
            <text:p>0.2568394775</text:p>
          </table:table-cell>
          <table:table-cell office:value-type="float" office:value="0.6690508748" calcext:value-type="float">
            <text:p>0.6690508748</text:p>
          </table:table-cell>
          <table:table-cell office:value-type="float" office:value="0.9258903523" calcext:value-type="float">
            <text:p>0.9258903523</text:p>
          </table:table-cell>
          <table:table-cell office:value-type="float" office:value="1.9784281624" calcext:value-type="float">
            <text:p>1.9784281624</text:p>
          </table:table-cell>
          <table:table-cell office:value-type="float" office:value="1.6664070527" calcext:value-type="float">
            <text:p>1.6664070527</text:p>
          </table:table-cell>
          <table:table-cell office:value-type="float" office:value="2.5867142206" calcext:value-type="float">
            <text:p>2.5867142206</text:p>
          </table:table-cell>
          <table:table-cell office:value-type="float" office:value="-1.3142076063" calcext:value-type="float">
            <text:p>-1.3142076063</text:p>
          </table:table-cell>
          <table:table-cell office:value-type="float" office:value="-1.1069417963" calcext:value-type="float">
            <text:p>-1.1069417963</text:p>
          </table:table-cell>
          <table:table-cell office:value-type="float" office:value="1.7182729041" calcext:value-type="float">
            <text:p>1.7182729041</text:p>
          </table:table-cell>
          <table:table-cell office:value-type="float" office:value="0.2540692277" calcext:value-type="float">
            <text:p>0.2540692277</text:p>
          </table:table-cell>
          <table:table-cell office:value-type="float" office:value="0.2139995584" calcext:value-type="float">
            <text:p>0.2139995584</text:p>
          </table:table-cell>
          <table:table-cell office:value-type="float" office:value="0.3321851644" calcext:value-type="float">
            <text:p>0.3321851644</text:p>
          </table:table-cell>
          <table:table-cell office:value-type="float" office:value="0.1968392963" calcext:value-type="float">
            <text:p>0.1968392963</text:p>
          </table:table-cell>
          <table:table-cell office:value-type="float" office:value="3.2806450308" calcext:value-type="float">
            <text:p>3.2806450308</text:p>
          </table:table-cell>
          <table:table-cell office:value-type="float" office:value="0.5090510274" calcext:value-type="float">
            <text:p>0.5090510274</text:p>
          </table:table-cell>
          <table:table-cell office:value-type="float" office:value="3.1815719557" calcext:value-type="float">
            <text:p>3.1815719557</text:p>
          </table:table-cell>
          <table:table-cell office:value-type="float" office:value="0.7058903237" calcext:value-type="float">
            <text:p>0.7058903237</text:p>
          </table:table-cell>
          <table:table-cell office:value-type="float" office:value="3.2085919633" calcext:value-type="float">
            <text:p>3.2085919633</text:p>
          </table:table-cell>
          <table:table-cell office:value-type="float" office:value="1.4503493608" calcext:value-type="float">
            <text:p>1.4503493608</text:p>
          </table:table-cell>
          <table:table-cell office:value-type="float" office:value="2.7464638921" calcext:value-type="float">
            <text:p>2.7464638921</text:p>
          </table:table-cell>
          <table:table-cell office:value-type="float" office:value="1.2193772652" calcext:value-type="float">
            <text:p>1.2193772652</text:p>
          </table:table-cell>
          <table:table-cell office:value-type="float" office:value="2.7277315725" calcext:value-type="float">
            <text:p>2.7277315725</text:p>
          </table:table-cell>
          <table:table-cell office:value-type="float" office:value="1.8948306671" calcext:value-type="float">
            <text:p>1.8948306671</text:p>
          </table:table-cell>
          <table:table-cell office:value-type="float" office:value="2.7386554537" calcext:value-type="float">
            <text:p>2.7386554537</text:p>
          </table:table-cell>
          <table:table-cell office:value-type="float" office:value="1.0322362192" calcext:value-type="float">
            <text:p>1.0322362192</text:p>
          </table:table-cell>
          <table:table-cell office:value-type="float" office:value="-3.6607835632" calcext:value-type="float">
            <text:p>-3.6607835632</text:p>
          </table:table-cell>
          <table:table-cell office:value-type="float" office:value="0.8682470999" calcext:value-type="float">
            <text:p>0.8682470999</text:p>
          </table:table-cell>
          <table:table-cell office:value-type="float" office:value="-3.6374796466" calcext:value-type="float">
            <text:p>-3.6374796466</text:p>
          </table:table-cell>
          <table:table-cell office:value-type="float" office:value="1.3488368187" calcext:value-type="float">
            <text:p>1.3488368187</text:p>
          </table:table-cell>
          <table:table-cell office:value-type="float" office:value="3.6510694867" calcext:value-type="float">
            <text:p>3.6510694867</text:p>
          </table:table-cell>
          <table:table-cell office:value-type="float" office:value="0.2316891208" calcext:value-type="float">
            <text:p>0.2316891208</text:p>
          </table:table-cell>
          <table:table-cell office:value-type="float" office:value="10.3524581824" calcext:value-type="float">
            <text:p>10.3524581824</text:p>
          </table:table-cell>
          <table:table-cell office:value-type="float" office:value="0.1950543283" calcext:value-type="float">
            <text:p>0.1950543283</text:p>
          </table:table-cell>
          <table:table-cell office:value-type="float" office:value="10.295695923" calcext:value-type="float">
            <text:p>10.295695923</text:p>
          </table:table-cell>
          <table:table-cell office:value-type="float" office:value="0.3028629727" calcext:value-type="float">
            <text:p>0.3028629727</text:p>
          </table:table-cell>
          <table:table-cell office:value-type="float" office:value="10.3287972399" calcext:value-type="float">
            <text:p>10.32879723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99999523" calcext:value-type="float">
            <text:p>0.0499999523</text:p>
          </table:table-cell>
          <table:table-cell office:value-type="float" office:value="0.0800001621" calcext:value-type="float">
            <text:p>0.0800001621</text:p>
          </table:table-cell>
          <table:table-cell office:value-type="float" office:value="0.1300001144" calcext:value-type="float">
            <text:p>0.1300001144</text:p>
          </table:table-cell>
          <table:table-cell office:value-type="float" office:value="0.2819713871" calcext:value-type="float">
            <text:p>0.2819713871</text:p>
          </table:table-cell>
          <table:table-cell office:value-type="float" office:value="0.2386946964" calcext:value-type="float">
            <text:p>0.2386946964</text:p>
          </table:table-cell>
          <table:table-cell office:value-type="float" office:value="0.3694360854" calcext:value-type="float">
            <text:p>0.3694360854</text:p>
          </table:table-cell>
          <table:table-cell office:value-type="float" office:value="-0.1395561698" calcext:value-type="float">
            <text:p>-0.1395561698</text:p>
          </table:table-cell>
          <table:table-cell office:value-type="float" office:value="-0.1181372264" calcext:value-type="float">
            <text:p>-0.1181372264</text:p>
          </table:table-cell>
          <table:table-cell office:value-type="float" office:value="0.1828450951" calcext:value-type="float">
            <text:p>0.1828450951</text:p>
          </table:table-cell>
          <table:table-cell office:value-type="float" office:value="0.0076859961" calcext:value-type="float">
            <text:p>0.0076859961</text:p>
          </table:table-cell>
          <table:table-cell office:value-type="float" office:value="0.006506357" calcext:value-type="float">
            <text:p>0.006506357</text:p>
          </table:table-cell>
          <table:table-cell office:value-type="float" office:value="0.0100701151" calcext:value-type="float">
            <text:p>0.0100701151</text:p>
          </table:table-cell>
          <table:table-cell office:value-type="float" office:value="0.1706103872" calcext:value-type="float">
            <text:p>0.1706103872</text:p>
          </table:table-cell>
          <table:table-cell office:value-type="float" office:value="0.4444294544" calcext:value-type="float">
            <text:p>0.4444294544</text:p>
          </table:table-cell>
          <table:table-cell office:value-type="float" office:value="0.6150398416" calcext:value-type="float">
            <text:p>0.6150398416</text:p>
          </table:table-cell>
          <table:table-cell office:value-type="float" office:value="1.3142076063" calcext:value-type="float">
            <text:p>1.3142076063</text:p>
          </table:table-cell>
          <table:table-cell office:value-type="float" office:value="1.1069417963" calcext:value-type="float">
            <text:p>1.1069417963</text:p>
          </table:table-cell>
          <table:table-cell office:value-type="float" office:value="1.7182729041" calcext:value-type="float">
            <text:p>1.7182729041</text:p>
          </table:table-cell>
          <table:table-cell office:value-type="float" office:value="-0.8729867808" calcext:value-type="float">
            <text:p>-0.8729867808</text:p>
          </table:table-cell>
          <table:table-cell office:value-type="float" office:value="-0.7353066218" calcext:value-type="float">
            <text:p>-0.7353066218</text:p>
          </table:table-cell>
          <table:table-cell office:value-type="float" office:value="1.1413946502" calcext:value-type="float">
            <text:p>1.1413946502</text:p>
          </table:table-cell>
          <table:table-cell office:value-type="float" office:value="0.1121087343" calcext:value-type="float">
            <text:p>0.1121087343</text:p>
          </table:table-cell>
          <table:table-cell office:value-type="float" office:value="0.0944278843" calcext:value-type="float">
            <text:p>0.0944278843</text:p>
          </table:table-cell>
          <table:table-cell office:value-type="float" office:value="0.1465776028" calcext:value-type="float">
            <text:p>0.1465776028</text:p>
          </table:table-cell>
          <table:table-cell office:value-type="float" office:value="0.1206104349" calcext:value-type="float">
            <text:p>0.1206104349</text:p>
          </table:table-cell>
          <table:table-cell office:value-type="float" office:value="2.4122109992" calcext:value-type="float">
            <text:p>2.4122109992</text:p>
          </table:table-cell>
          <table:table-cell office:value-type="float" office:value="0.3644292923" calcext:value-type="float">
            <text:p>0.3644292923</text:p>
          </table:table-cell>
          <table:table-cell office:value-type="float" office:value="4.5553569235" calcext:value-type="float">
            <text:p>4.5553569235</text:p>
          </table:table-cell>
          <table:table-cell office:value-type="float" office:value="0.4850397272" calcext:value-type="float">
            <text:p>0.4850397272</text:p>
          </table:table-cell>
          <table:table-cell office:value-type="float" office:value="3.7310715413" calcext:value-type="float">
            <text:p>3.7310715413</text:p>
          </table:table-cell>
          <table:table-cell office:value-type="float" office:value="1.0322362192" calcext:value-type="float">
            <text:p>1.0322362192</text:p>
          </table:table-cell>
          <table:table-cell office:value-type="float" office:value="3.6607835632" calcext:value-type="float">
            <text:p>3.6607835632</text:p>
          </table:table-cell>
          <table:table-cell office:value-type="float" office:value="0.8682470999" calcext:value-type="float">
            <text:p>0.8682470999</text:p>
          </table:table-cell>
          <table:table-cell office:value-type="float" office:value="3.6374796466" calcext:value-type="float">
            <text:p>3.6374796466</text:p>
          </table:table-cell>
          <table:table-cell office:value-type="float" office:value="1.3488368187" calcext:value-type="float">
            <text:p>1.3488368187</text:p>
          </table:table-cell>
          <table:table-cell office:value-type="float" office:value="3.6510694867" calcext:value-type="float">
            <text:p>3.6510694867</text:p>
          </table:table-cell>
          <table:table-cell office:value-type="float" office:value="0.733430611" calcext:value-type="float">
            <text:p>0.733430611</text:p>
          </table:table-cell>
          <table:table-cell office:value-type="float" office:value="-5.2554509919" calcext:value-type="float">
            <text:p>-5.2554509919</text:p>
          </table:table-cell>
          <table:table-cell office:value-type="float" office:value="0.6171693954" calcext:value-type="float">
            <text:p>0.6171693954</text:p>
          </table:table-cell>
          <table:table-cell office:value-type="float" office:value="-5.224173736" calcext:value-type="float">
            <text:p>-5.224173736</text:p>
          </table:table-cell>
          <table:table-cell office:value-type="float" office:value="0.9585495551" calcext:value-type="float">
            <text:p>0.9585495551</text:p>
          </table:table-cell>
          <table:table-cell office:value-type="float" office:value="5.242413282" calcext:value-type="float">
            <text:p>5.242413282</text:p>
          </table:table-cell>
          <table:table-cell office:value-type="float" office:value="0.1044227382" calcext:value-type="float">
            <text:p>0.1044227382</text:p>
          </table:table-cell>
          <table:table-cell office:value-type="float" office:value="13.586103459" calcext:value-type="float">
            <text:p>13.586103459</text:p>
          </table:table-cell>
          <table:table-cell office:value-type="float" office:value="0.0879215273" calcext:value-type="float">
            <text:p>0.0879215273</text:p>
          </table:table-cell>
          <table:table-cell office:value-type="float" office:value="13.5131729323" calcext:value-type="float">
            <text:p>13.5131729323</text:p>
          </table:table-cell>
          <table:table-cell office:value-type="float" office:value="0.1365074877" calcext:value-type="float">
            <text:p>0.1365074877</text:p>
          </table:table-cell>
          <table:table-cell office:value-type="float" office:value="13.5557028241" calcext:value-type="float">
            <text:p>13.555702824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99999809" calcext:value-type="float">
            <text:p>0.0199999809</text:p>
          </table:table-cell>
          <table:table-cell office:value-type="float" office:value="0.0499999523" calcext:value-type="float">
            <text:p>0.0499999523</text:p>
          </table:table-cell>
          <table:table-cell office:value-type="float" office:value="0.0699999332" calcext:value-type="float">
            <text:p>0.0699999332</text:p>
          </table:table-cell>
          <table:table-cell office:value-type="float" office:value="0.1395561698" calcext:value-type="float">
            <text:p>0.1395561698</text:p>
          </table:table-cell>
          <table:table-cell office:value-type="float" office:value="0.1181372264" calcext:value-type="float">
            <text:p>0.1181372264</text:p>
          </table:table-cell>
          <table:table-cell office:value-type="float" office:value="0.1828450951" calcext:value-type="float">
            <text:p>0.1828450951</text:p>
          </table:table-cell>
          <table:table-cell office:value-type="float" office:value="-0.0547051461" calcext:value-type="float">
            <text:p>-0.0547051461</text:p>
          </table:table-cell>
          <table:table-cell office:value-type="float" office:value="-0.0463090542" calcext:value-type="float">
            <text:p>-0.0463090542</text:p>
          </table:table-cell>
          <table:table-cell office:value-type="float" office:value="0.0716741342" calcext:value-type="float">
            <text:p>0.0716741342</text:p>
          </table:table-cell>
          <table:table-cell office:value-type="float" office:value="0.0023259362" calcext:value-type="float">
            <text:p>0.0023259362</text:p>
          </table:table-cell>
          <table:table-cell office:value-type="float" office:value="0.0019689538" calcext:value-type="float">
            <text:p>0.0019689538</text:p>
          </table:table-cell>
          <table:table-cell office:value-type="float" office:value="0.0030474183" calcext:value-type="float">
            <text:p>0.0030474183</text:p>
          </table:table-cell>
          <table:table-cell office:value-type="float" office:value="0.1133311145" calcext:value-type="float">
            <text:p>0.1133311145</text:p>
          </table:table-cell>
          <table:table-cell office:value-type="float" office:value="0.2952205091" calcext:value-type="float">
            <text:p>0.2952205091</text:p>
          </table:table-cell>
          <table:table-cell office:value-type="float" office:value="0.4085516236" calcext:value-type="float">
            <text:p>0.4085516236</text:p>
          </table:table-cell>
          <table:table-cell office:value-type="float" office:value="0.8729867808" calcext:value-type="float">
            <text:p>0.8729867808</text:p>
          </table:table-cell>
          <table:table-cell office:value-type="float" office:value="0.7353066218" calcext:value-type="float">
            <text:p>0.7353066218</text:p>
          </table:table-cell>
          <table:table-cell office:value-type="float" office:value="1.1413946502" calcext:value-type="float">
            <text:p>1.1413946502</text:p>
          </table:table-cell>
          <table:table-cell office:value-type="float" office:value="-0.5798976629" calcext:value-type="float">
            <text:p>-0.5798976629</text:p>
          </table:table-cell>
          <table:table-cell office:value-type="float" office:value="-0.4884410633" calcext:value-type="float">
            <text:p>-0.4884410633</text:p>
          </table:table-cell>
          <table:table-cell office:value-type="float" office:value="0.758192569" calcext:value-type="float">
            <text:p>0.758192569</text:p>
          </table:table-cell>
          <table:table-cell office:value-type="float" office:value="0.0494682824" calcext:value-type="float">
            <text:p>0.0494682824</text:p>
          </table:table-cell>
          <table:table-cell office:value-type="float" office:value="0.0416665595" calcext:value-type="float">
            <text:p>0.0416665595</text:p>
          </table:table-cell>
          <table:table-cell office:value-type="float" office:value="0.0646777639" calcext:value-type="float">
            <text:p>0.0646777639</text:p>
          </table:table-cell>
          <table:table-cell office:value-type="float" office:value="0.0933311336" calcext:value-type="float">
            <text:p>0.0933311336</text:p>
          </table:table-cell>
          <table:table-cell office:value-type="float" office:value="4.6665611366" calcext:value-type="float">
            <text:p>4.6665611366</text:p>
          </table:table-cell>
          <table:table-cell office:value-type="float" office:value="0.2452205568" calcext:value-type="float">
            <text:p>0.2452205568</text:p>
          </table:table-cell>
          <table:table-cell office:value-type="float" office:value="4.9044158148" calcext:value-type="float">
            <text:p>4.9044158148</text:p>
          </table:table-cell>
          <table:table-cell office:value-type="float" office:value="0.3385516904" calcext:value-type="float">
            <text:p>0.3385516904</text:p>
          </table:table-cell>
          <table:table-cell office:value-type="float" office:value="4.8364573354" calcext:value-type="float">
            <text:p>4.8364573354</text:p>
          </table:table-cell>
          <table:table-cell office:value-type="float" office:value="0.733430611" calcext:value-type="float">
            <text:p>0.733430611</text:p>
          </table:table-cell>
          <table:table-cell office:value-type="float" office:value="5.2554509919" calcext:value-type="float">
            <text:p>5.2554509919</text:p>
          </table:table-cell>
          <table:table-cell office:value-type="float" office:value="0.6171693954" calcext:value-type="float">
            <text:p>0.6171693954</text:p>
          </table:table-cell>
          <table:table-cell office:value-type="float" office:value="5.224173736" calcext:value-type="float">
            <text:p>5.224173736</text:p>
          </table:table-cell>
          <table:table-cell office:value-type="float" office:value="0.9585495551" calcext:value-type="float">
            <text:p>0.9585495551</text:p>
          </table:table-cell>
          <table:table-cell office:value-type="float" office:value="5.242413282" calcext:value-type="float">
            <text:p>5.242413282</text:p>
          </table:table-cell>
          <table:table-cell office:value-type="float" office:value="0.5251925168" calcext:value-type="float">
            <text:p>0.5251925168</text:p>
          </table:table-cell>
          <table:table-cell office:value-type="float" office:value="-9.6004225241" calcext:value-type="float">
            <text:p>-9.6004225241</text:p>
          </table:table-cell>
          <table:table-cell office:value-type="float" office:value="0.4421320091" calcext:value-type="float">
            <text:p>0.4421320091</text:p>
          </table:table-cell>
          <table:table-cell office:value-type="float" office:value="-9.547420407" calcext:value-type="float">
            <text:p>-9.547420407</text:p>
          </table:table-cell>
          <table:table-cell office:value-type="float" office:value="0.6865184348" calcext:value-type="float">
            <text:p>0.6865184348</text:p>
          </table:table-cell>
          <table:table-cell office:value-type="float" office:value="9.5783289532" calcext:value-type="float">
            <text:p>9.5783289532</text:p>
          </table:table-cell>
          <table:table-cell office:value-type="float" office:value="0.0471423462" calcext:value-type="float">
            <text:p>0.0471423462</text:p>
          </table:table-cell>
          <table:table-cell office:value-type="float" office:value="20.2681166405" calcext:value-type="float">
            <text:p>20.2681166405</text:p>
          </table:table-cell>
          <table:table-cell office:value-type="float" office:value="0.0396976057" calcext:value-type="float">
            <text:p>0.0396976057</text:p>
          </table:table-cell>
          <table:table-cell office:value-type="float" office:value="20.1617761168" calcext:value-type="float">
            <text:p>20.1617761168</text:p>
          </table:table-cell>
          <table:table-cell office:value-type="float" office:value="0.0616303456" calcext:value-type="float">
            <text:p>0.0616303456</text:p>
          </table:table-cell>
          <table:table-cell office:value-type="float" office:value="20.2237892973" calcext:value-type="float">
            <text:p>20.223789297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99999905" calcext:value-type="float">
            <text:p>0.0099999905</text:p>
          </table:table-cell>
          <table:table-cell office:value-type="float" office:value="0.0499999523" calcext:value-type="float">
            <text:p>0.0499999523</text:p>
          </table:table-cell>
          <table:table-cell office:value-type="float" office:value="0.0599999428" calcext:value-type="float">
            <text:p>0.0599999428</text:p>
          </table:table-cell>
          <table:table-cell office:value-type="float" office:value="0.0547051461" calcext:value-type="float">
            <text:p>0.0547051461</text:p>
          </table:table-cell>
          <table:table-cell office:value-type="float" office:value="0.0463090542" calcext:value-type="float">
            <text:p>0.0463090542</text:p>
          </table:table-cell>
          <table:table-cell office:value-type="float" office:value="0.0716741342" calcext:value-type="float">
            <text:p>0.0716741342</text:p>
          </table:table-cell>
          <table:table-cell office:value-type="float" office:value="-0.0660098502" calcext:value-type="float">
            <text:p>-0.0660098502</text:p>
          </table:table-cell>
          <table:table-cell office:value-type="float" office:value="-0.0558787234" calcext:value-type="float">
            <text:p>-0.0558787234</text:p>
          </table:table-cell>
          <table:table-cell office:value-type="float" office:value="0.0864854442" calcext:value-type="float">
            <text:p>0.0864854442</text:p>
          </table:table-cell>
          <table:table-cell office:value-type="float" office:value="0.0009117524" calcext:value-type="float">
            <text:p>0.0009117524</text:p>
          </table:table-cell>
          <table:table-cell office:value-type="float" office:value="0.0007718176" calcext:value-type="float">
            <text:p>0.0007718176</text:p>
          </table:table-cell>
          <table:table-cell office:value-type="float" office:value="0.0011945689" calcext:value-type="float">
            <text:p>0.0011945689</text:p>
          </table:table-cell>
          <table:table-cell office:value-type="float" office:value="0.0752822951" calcext:value-type="float">
            <text:p>0.0752822951</text:p>
          </table:table-cell>
          <table:table-cell office:value-type="float" office:value="0.1961056995" calcext:value-type="float">
            <text:p>0.1961056995</text:p>
          </table:table-cell>
          <table:table-cell office:value-type="float" office:value="0.2713879946" calcext:value-type="float">
            <text:p>0.2713879946</text:p>
          </table:table-cell>
          <table:table-cell office:value-type="float" office:value="0.5798976629" calcext:value-type="float">
            <text:p>0.5798976629</text:p>
          </table:table-cell>
          <table:table-cell office:value-type="float" office:value="0.4884410633" calcext:value-type="float">
            <text:p>0.4884410633</text:p>
          </table:table-cell>
          <table:table-cell office:value-type="float" office:value="0.758192569" calcext:value-type="float">
            <text:p>0.758192569</text:p>
          </table:table-cell>
          <table:table-cell office:value-type="float" office:value="-0.3852077795" calcext:value-type="float">
            <text:p>-0.3852077795</text:p>
          </table:table-cell>
          <table:table-cell office:value-type="float" office:value="-0.3244560368" calcext:value-type="float">
            <text:p>-0.3244560368</text:p>
          </table:table-cell>
          <table:table-cell office:value-type="float" office:value="0.5036434783" calcext:value-type="float">
            <text:p>0.5036434783</text:p>
          </table:table-cell>
          <table:table-cell office:value-type="float" office:value="0.0218280135" calcext:value-type="float">
            <text:p>0.0218280135</text:p>
          </table:table-cell>
          <table:table-cell office:value-type="float" office:value="0.0183854821" calcext:value-type="float">
            <text:p>0.0183854821</text:p>
          </table:table-cell>
          <table:table-cell office:value-type="float" office:value="0.0285392383" calcext:value-type="float">
            <text:p>0.0285392383</text:p>
          </table:table-cell>
          <table:table-cell office:value-type="float" office:value="0.0652823046" calcext:value-type="float">
            <text:p>0.0652823046</text:p>
          </table:table-cell>
          <table:table-cell office:value-type="float" office:value="6.5282366618" calcext:value-type="float">
            <text:p>6.5282366618</text:p>
          </table:table-cell>
          <table:table-cell office:value-type="float" office:value="0.1461057472" calcext:value-type="float">
            <text:p>0.1461057472</text:p>
          </table:table-cell>
          <table:table-cell office:value-type="float" office:value="2.9221177317" calcext:value-type="float">
            <text:p>2.9221177317</text:p>
          </table:table-cell>
          <table:table-cell office:value-type="float" office:value="0.2113880518" calcext:value-type="float">
            <text:p>0.2113880518</text:p>
          </table:table-cell>
          <table:table-cell office:value-type="float" office:value="3.5231375554" calcext:value-type="float">
            <text:p>3.5231375554</text:p>
          </table:table-cell>
          <table:table-cell office:value-type="float" office:value="0.5251925168" calcext:value-type="float">
            <text:p>0.5251925168</text:p>
          </table:table-cell>
          <table:table-cell office:value-type="float" office:value="9.6004225241" calcext:value-type="float">
            <text:p>9.6004225241</text:p>
          </table:table-cell>
          <table:table-cell office:value-type="float" office:value="0.4421320091" calcext:value-type="float">
            <text:p>0.4421320091</text:p>
          </table:table-cell>
          <table:table-cell office:value-type="float" office:value="9.547420407" calcext:value-type="float">
            <text:p>9.547420407</text:p>
          </table:table-cell>
          <table:table-cell office:value-type="float" office:value="0.6865184348" calcext:value-type="float">
            <text:p>0.6865184348</text:p>
          </table:table-cell>
          <table:table-cell office:value-type="float" office:value="9.5783289532" calcext:value-type="float">
            <text:p>9.5783289532</text:p>
          </table:table-cell>
          <table:table-cell office:value-type="float" office:value="0.3191979293" calcext:value-type="float">
            <text:p>0.3191979293</text:p>
          </table:table-cell>
          <table:table-cell office:value-type="float" office:value="-4.8356105692" calcext:value-type="float">
            <text:p>-4.8356105692</text:p>
          </table:table-cell>
          <table:table-cell office:value-type="float" office:value="0.2685773134" calcext:value-type="float">
            <text:p>0.2685773134</text:p>
          </table:table-cell>
          <table:table-cell office:value-type="float" office:value="-4.8064325213" calcext:value-type="float">
            <text:p>-4.8064325213</text:p>
          </table:table-cell>
          <table:table-cell office:value-type="float" office:value="0.4171580341" calcext:value-type="float">
            <text:p>0.4171580341</text:p>
          </table:table-cell>
          <table:table-cell office:value-type="float" office:value="4.8234478988" calcext:value-type="float">
            <text:p>4.8234478988</text:p>
          </table:table-cell>
          <table:table-cell office:value-type="float" office:value="0.0209162611" calcext:value-type="float">
            <text:p>0.0209162611</text:p>
          </table:table-cell>
          <table:table-cell office:value-type="float" office:value="22.9407250258" calcext:value-type="float">
            <text:p>22.9407250258</text:p>
          </table:table-cell>
          <table:table-cell office:value-type="float" office:value="0.0176136645" calcext:value-type="float">
            <text:p>0.0176136645</text:p>
          </table:table-cell>
          <table:table-cell office:value-type="float" office:value="22.8210194999" calcext:value-type="float">
            <text:p>22.8210194999</text:p>
          </table:table-cell>
          <table:table-cell office:value-type="float" office:value="0.0273446694" calcext:value-type="float">
            <text:p>0.0273446694</text:p>
          </table:table-cell>
          <table:table-cell office:value-type="float" office:value="22.890826473" calcext:value-type="float">
            <text:p>22.89082647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99999809" calcext:value-type="float">
            <text:p>0.0199999809</text:p>
          </table:table-cell>
          <table:table-cell office:value-type="float" office:value="0.0299999714" calcext:value-type="float">
            <text:p>0.0299999714</text:p>
          </table:table-cell>
          <table:table-cell office:value-type="float" office:value="0.0499999523" calcext:value-type="float">
            <text:p>0.0499999523</text:p>
          </table:table-cell>
          <table:table-cell office:value-type="float" office:value="0.0660098502" calcext:value-type="float">
            <text:p>0.0660098502</text:p>
          </table:table-cell>
          <table:table-cell office:value-type="float" office:value="0.0558787234" calcext:value-type="float">
            <text:p>0.0558787234</text:p>
          </table:table-cell>
          <table:table-cell office:value-type="float" office:value="0.0864854442" calcext:value-type="float">
            <text:p>0.0864854442</text:p>
          </table:table-cell>
          <table:table-cell office:value-type="float" office:value="-0.0330049251" calcext:value-type="float">
            <text:p>-0.0330049251</text:p>
          </table:table-cell>
          <table:table-cell office:value-type="float" office:value="-0.0279393617" calcext:value-type="float">
            <text:p>-0.0279393617</text:p>
          </table:table-cell>
          <table:table-cell office:value-type="float" office:value="0.0432427221" calcext:value-type="float">
            <text:p>0.0432427221</text:p>
          </table:table-cell>
          <table:table-cell office:value-type="float" office:value="0.0011001642" calcext:value-type="float">
            <text:p>0.0011001642</text:p>
          </table:table-cell>
          <table:table-cell office:value-type="float" office:value="0.0009313121" calcext:value-type="float">
            <text:p>0.0009313121</text:p>
          </table:table-cell>
          <table:table-cell office:value-type="float" office:value="0.0014414241" calcext:value-type="float">
            <text:p>0.0014414241</text:p>
          </table:table-cell>
          <table:table-cell office:value-type="float" office:value="0.050007661" calcext:value-type="float">
            <text:p>0.050007661</text:p>
          </table:table-cell>
          <table:table-cell office:value-type="float" office:value="0.1302668486" calcext:value-type="float">
            <text:p>0.1302668486</text:p>
          </table:table-cell>
          <table:table-cell office:value-type="float" office:value="0.1802745096" calcext:value-type="float">
            <text:p>0.1802745096</text:p>
          </table:table-cell>
          <table:table-cell office:value-type="float" office:value="0.3852077795" calcext:value-type="float">
            <text:p>0.3852077795</text:p>
          </table:table-cell>
          <table:table-cell office:value-type="float" office:value="0.3244560368" calcext:value-type="float">
            <text:p>0.3244560368</text:p>
          </table:table-cell>
          <table:table-cell office:value-type="float" office:value="0.5036434783" calcext:value-type="float">
            <text:p>0.5036434783</text:p>
          </table:table-cell>
          <table:table-cell office:value-type="float" office:value="-0.2558814131" calcext:value-type="float">
            <text:p>-0.2558814131</text:p>
          </table:table-cell>
          <table:table-cell office:value-type="float" office:value="-0.215525941" calcext:value-type="float">
            <text:p>-0.215525941</text:p>
          </table:table-cell>
          <table:table-cell office:value-type="float" office:value="0.3345545229" calcext:value-type="float">
            <text:p>0.3345545229</text:p>
          </table:table-cell>
          <table:table-cell office:value-type="float" office:value="0.00963167" calcext:value-type="float">
            <text:p>0.00963167</text:p>
          </table:table-cell>
          <table:table-cell office:value-type="float" office:value="0.0081126437" calcext:value-type="float">
            <text:p>0.0081126437</text:p>
          </table:table-cell>
          <table:table-cell office:value-type="float" office:value="0.0125930161" calcext:value-type="float">
            <text:p>0.0125930161</text:p>
          </table:table-cell>
          <table:table-cell office:value-type="float" office:value="0.0300076801" calcext:value-type="float">
            <text:p>0.0300076801</text:p>
          </table:table-cell>
          <table:table-cell office:value-type="float" office:value="1.5003854379" calcext:value-type="float">
            <text:p>1.5003854379</text:p>
          </table:table-cell>
          <table:table-cell office:value-type="float" office:value="0.1002668772" calcext:value-type="float">
            <text:p>0.1002668772</text:p>
          </table:table-cell>
          <table:table-cell office:value-type="float" office:value="3.3422324263" calcext:value-type="float">
            <text:p>3.3422324263</text:p>
          </table:table-cell>
          <table:table-cell office:value-type="float" office:value="0.1302745573" calcext:value-type="float">
            <text:p>0.1302745573</text:p>
          </table:table-cell>
          <table:table-cell office:value-type="float" office:value="2.6054936316" calcext:value-type="float">
            <text:p>2.6054936316</text:p>
          </table:table-cell>
          <table:table-cell office:value-type="float" office:value="0.3191979293" calcext:value-type="float">
            <text:p>0.3191979293</text:p>
          </table:table-cell>
          <table:table-cell office:value-type="float" office:value="4.8356105692" calcext:value-type="float">
            <text:p>4.8356105692</text:p>
          </table:table-cell>
          <table:table-cell office:value-type="float" office:value="0.2685773134" calcext:value-type="float">
            <text:p>0.2685773134</text:p>
          </table:table-cell>
          <table:table-cell office:value-type="float" office:value="4.8064325213" calcext:value-type="float">
            <text:p>4.8064325213</text:p>
          </table:table-cell>
          <table:table-cell office:value-type="float" office:value="0.4171580341" calcext:value-type="float">
            <text:p>0.4171580341</text:p>
          </table:table-cell>
          <table:table-cell office:value-type="float" office:value="4.8234478988" calcext:value-type="float">
            <text:p>4.8234478988</text:p>
          </table:table-cell>
          <table:table-cell office:value-type="float" office:value="0.222876488" calcext:value-type="float">
            <text:p>0.222876488</text:p>
          </table:table-cell>
          <table:table-cell office:value-type="float" office:value="-6.7528251412" calcext:value-type="float">
            <text:p>-6.7528251412</text:p>
          </table:table-cell>
          <table:table-cell office:value-type="float" office:value="0.1875865793" calcext:value-type="float">
            <text:p>0.1875865793</text:p>
          </table:table-cell>
          <table:table-cell office:value-type="float" office:value="-6.7140610195" calcext:value-type="float">
            <text:p>-6.7140610195</text:p>
          </table:table-cell>
          <table:table-cell office:value-type="float" office:value="0.2913118008" calcext:value-type="float">
            <text:p>0.2913118008</text:p>
          </table:table-cell>
          <table:table-cell office:value-type="float" office:value="6.73666658" calcext:value-type="float">
            <text:p>6.73666658</text:p>
          </table:table-cell>
          <table:table-cell office:value-type="float" office:value="0.0085315058" calcext:value-type="float">
            <text:p>0.0085315058</text:p>
          </table:table-cell>
          <table:table-cell office:value-type="float" office:value="7.7547567899" calcext:value-type="float">
            <text:p>7.7547567899</text:p>
          </table:table-cell>
          <table:table-cell office:value-type="float" office:value="0.0071813316" calcext:value-type="float">
            <text:p>0.0071813316</text:p>
          </table:table-cell>
          <table:table-cell office:value-type="float" office:value="7.7109828166" calcext:value-type="float">
            <text:p>7.7109828166</text:p>
          </table:table-cell>
          <table:table-cell office:value-type="float" office:value="0.011151592" calcext:value-type="float">
            <text:p>0.011151592</text:p>
          </table:table-cell>
          <table:table-cell office:value-type="float" office:value="7.7365100251" calcext:value-type="float">
            <text:p>7.736510025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9999905" calcext:value-type="float">
            <text:p>0.0099999905</text:p>
          </table:table-cell>
          <table:table-cell office:value-type="float" office:value="0.0400002003" calcext:value-type="float">
            <text:p>0.0400002003</text:p>
          </table:table-cell>
          <table:table-cell office:value-type="float" office:value="0.0500001908" calcext:value-type="float">
            <text:p>0.0500001908</text:p>
          </table:table-cell>
          <table:table-cell office:value-type="float" office:value="0.0330049251" calcext:value-type="float">
            <text:p>0.0330049251</text:p>
          </table:table-cell>
          <table:table-cell office:value-type="float" office:value="0.0279393617" calcext:value-type="float">
            <text:p>0.0279393617</text:p>
          </table:table-cell>
          <table:table-cell office:value-type="float" office:value="0.0432427221" calcext:value-type="float">
            <text:p>0.0432427221</text:p>
          </table:table-cell>
          <table:table-cell office:value-type="float" office:value="-0.0330049251" calcext:value-type="float">
            <text:p>-0.0330049251</text:p>
          </table:table-cell>
          <table:table-cell office:value-type="float" office:value="-0.0279393617" calcext:value-type="float">
            <text:p>-0.0279393617</text:p>
          </table:table-cell>
          <table:table-cell office:value-type="float" office:value="0.0432427221" calcext:value-type="float">
            <text:p>0.0432427221</text:p>
          </table:table-cell>
          <table:table-cell office:value-type="float" office:value="0.0005500821" calcext:value-type="float">
            <text:p>0.0005500821</text:p>
          </table:table-cell>
          <table:table-cell office:value-type="float" office:value="0.000465656" calcext:value-type="float">
            <text:p>0.000465656</text:p>
          </table:table-cell>
          <table:table-cell office:value-type="float" office:value="0.000720712" calcext:value-type="float">
            <text:p>0.000720712</text:p>
          </table:table-cell>
          <table:table-cell office:value-type="float" office:value="0.0332185164" calcext:value-type="float">
            <text:p>0.0332185164</text:p>
          </table:table-cell>
          <table:table-cell office:value-type="float" office:value="0.0865321706" calcext:value-type="float">
            <text:p>0.0865321706</text:p>
          </table:table-cell>
          <table:table-cell office:value-type="float" office:value="0.119750687" calcext:value-type="float">
            <text:p>0.119750687</text:p>
          </table:table-cell>
          <table:table-cell office:value-type="float" office:value="0.2558814131" calcext:value-type="float">
            <text:p>0.2558814131</text:p>
          </table:table-cell>
          <table:table-cell office:value-type="float" office:value="0.215525941" calcext:value-type="float">
            <text:p>0.215525941</text:p>
          </table:table-cell>
          <table:table-cell office:value-type="float" office:value="0.3345545229" calcext:value-type="float">
            <text:p>0.3345545229</text:p>
          </table:table-cell>
          <table:table-cell office:value-type="float" office:value="-0.1699739752" calcext:value-type="float">
            <text:p>-0.1699739752</text:p>
          </table:table-cell>
          <table:table-cell office:value-type="float" office:value="-0.1431671043" calcext:value-type="float">
            <text:p>-0.1431671043</text:p>
          </table:table-cell>
          <table:table-cell office:value-type="float" office:value="0.2222340478" calcext:value-type="float">
            <text:p>0.2222340478</text:p>
          </table:table-cell>
          <table:table-cell office:value-type="float" office:value="0.0042500005" calcext:value-type="float">
            <text:p>0.0042500005</text:p>
          </table:table-cell>
          <table:table-cell office:value-type="float" office:value="0.003579726" calcext:value-type="float">
            <text:p>0.003579726</text:p>
          </table:table-cell>
          <table:table-cell office:value-type="float" office:value="0.0055567025" calcext:value-type="float">
            <text:p>0.0055567025</text:p>
          </table:table-cell>
          <table:table-cell office:value-type="float" office:value="0.0232185259" calcext:value-type="float">
            <text:p>0.0232185259</text:p>
          </table:table-cell>
          <table:table-cell office:value-type="float" office:value="2.3218547958" calcext:value-type="float">
            <text:p>2.3218547958</text:p>
          </table:table-cell>
          <table:table-cell office:value-type="float" office:value="0.0465319703" calcext:value-type="float">
            <text:p>0.0465319703</text:p>
          </table:table-cell>
          <table:table-cell office:value-type="float" office:value="1.1632934323" calcext:value-type="float">
            <text:p>1.1632934323</text:p>
          </table:table-cell>
          <table:table-cell office:value-type="float" office:value="0.0697504962" calcext:value-type="float">
            <text:p>0.0697504962</text:p>
          </table:table-cell>
          <table:table-cell office:value-type="float" office:value="1.3950046007" calcext:value-type="float">
            <text:p>1.3950046007</text:p>
          </table:table-cell>
          <table:table-cell office:value-type="float" office:value="0.222876488" calcext:value-type="float">
            <text:p>0.222876488</text:p>
          </table:table-cell>
          <table:table-cell office:value-type="float" office:value="6.7528251412" calcext:value-type="float">
            <text:p>6.7528251412</text:p>
          </table:table-cell>
          <table:table-cell office:value-type="float" office:value="0.1875865793" calcext:value-type="float">
            <text:p>0.1875865793</text:p>
          </table:table-cell>
          <table:table-cell office:value-type="float" office:value="6.7140610195" calcext:value-type="float">
            <text:p>6.7140610195</text:p>
          </table:table-cell>
          <table:table-cell office:value-type="float" office:value="0.2913118008" calcext:value-type="float">
            <text:p>0.2913118008</text:p>
          </table:table-cell>
          <table:table-cell office:value-type="float" office:value="6.73666658" calcext:value-type="float">
            <text:p>6.73666658</text:p>
          </table:table-cell>
          <table:table-cell office:value-type="float" office:value="0.1369690501" calcext:value-type="float">
            <text:p>0.1369690501</text:p>
          </table:table-cell>
          <table:table-cell office:value-type="float" office:value="-4.1499579134" calcext:value-type="float">
            <text:p>-4.1499579134</text:p>
          </table:table-cell>
          <table:table-cell office:value-type="float" office:value="0.1152277426" calcext:value-type="float">
            <text:p>0.1152277426</text:p>
          </table:table-cell>
          <table:table-cell office:value-type="float" office:value="-4.1242081275" calcext:value-type="float">
            <text:p>-4.1242081275</text:p>
          </table:table-cell>
          <table:table-cell office:value-type="float" office:value="0.1789913257" calcext:value-type="float">
            <text:p>0.1789913257</text:p>
          </table:table-cell>
          <table:table-cell office:value-type="float" office:value="4.1392242904" calcext:value-type="float">
            <text:p>4.1392242904</text:p>
          </table:table-cell>
          <table:table-cell office:value-type="float" office:value="0.0036999184" calcext:value-type="float">
            <text:p>0.0036999184</text:p>
          </table:table-cell>
          <table:table-cell office:value-type="float" office:value="6.7261203373" calcext:value-type="float">
            <text:p>6.7261203373</text:p>
          </table:table-cell>
          <table:table-cell office:value-type="float" office:value="0.00311407" calcext:value-type="float">
            <text:p>0.00311407</text:p>
          </table:table-cell>
          <table:table-cell office:value-type="float" office:value="6.6874903362" calcext:value-type="float">
            <text:p>6.6874903362</text:p>
          </table:table-cell>
          <table:table-cell office:value-type="float" office:value="0.0048359905" calcext:value-type="float">
            <text:p>0.0048359905</text:p>
          </table:table-cell>
          <table:table-cell office:value-type="float" office:value="6.71001801" calcext:value-type="float">
            <text:p>6.710018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99999905" calcext:value-type="float">
            <text:p>0.0099999905</text:p>
          </table:table-cell>
          <table:table-cell office:value-type="float" office:value="0.0299999714" calcext:value-type="float">
            <text:p>0.0299999714</text:p>
          </table:table-cell>
          <table:table-cell office:value-type="float" office:value="0.0399999619" calcext:value-type="float">
            <text:p>0.0399999619</text:p>
          </table:table-cell>
          <table:table-cell office:value-type="float" office:value="0.0330049251" calcext:value-type="float">
            <text:p>0.0330049251</text:p>
          </table:table-cell>
          <table:table-cell office:value-type="float" office:value="0.0279393617" calcext:value-type="float">
            <text:p>0.0279393617</text:p>
          </table:table-cell>
          <table:table-cell office:value-type="float" office:value="0.0432427221" calcext:value-type="float">
            <text:p>0.0432427221</text:p>
          </table:table-cell>
          <table:table-cell office:value-type="float" office:value="-0.0330049251" calcext:value-type="float">
            <text:p>-0.0330049251</text:p>
          </table:table-cell>
          <table:table-cell office:value-type="float" office:value="-0.0279393617" calcext:value-type="float">
            <text:p>-0.0279393617</text:p>
          </table:table-cell>
          <table:table-cell office:value-type="float" office:value="0.0432427221" calcext:value-type="float">
            <text:p>0.0432427221</text:p>
          </table:table-cell>
          <table:table-cell office:value-type="float" office:value="0.0005500821" calcext:value-type="float">
            <text:p>0.0005500821</text:p>
          </table:table-cell>
          <table:table-cell office:value-type="float" office:value="0.000465656" calcext:value-type="float">
            <text:p>0.000465656</text:p>
          </table:table-cell>
          <table:table-cell office:value-type="float" office:value="0.000720712" calcext:value-type="float">
            <text:p>0.000720712</text:p>
          </table:table-cell>
          <table:table-cell office:value-type="float" office:value="0.0220660157" calcext:value-type="float">
            <text:p>0.0220660157</text:p>
          </table:table-cell>
          <table:table-cell office:value-type="float" office:value="0.0574805995" calcext:value-type="float">
            <text:p>0.0574805995</text:p>
          </table:table-cell>
          <table:table-cell office:value-type="float" office:value="0.0795466152" calcext:value-type="float">
            <text:p>0.0795466152</text:p>
          </table:table-cell>
          <table:table-cell office:value-type="float" office:value="0.1699739752" calcext:value-type="float">
            <text:p>0.1699739752</text:p>
          </table:table-cell>
          <table:table-cell office:value-type="float" office:value="0.1431671043" calcext:value-type="float">
            <text:p>0.1431671043</text:p>
          </table:table-cell>
          <table:table-cell office:value-type="float" office:value="0.2222340478" calcext:value-type="float">
            <text:p>0.2222340478</text:p>
          </table:table-cell>
          <table:table-cell office:value-type="float" office:value="-0.112908366" calcext:value-type="float">
            <text:p>-0.112908366</text:p>
          </table:table-cell>
          <table:table-cell office:value-type="float" office:value="-0.0951014048" calcext:value-type="float">
            <text:p>-0.0951014048</text:p>
          </table:table-cell>
          <table:table-cell office:value-type="float" office:value="0.1476230887" calcext:value-type="float">
            <text:p>0.1476230887</text:p>
          </table:table-cell>
          <table:table-cell office:value-type="float" office:value="0.0018753242" calcext:value-type="float">
            <text:p>0.0018753242</text:p>
          </table:table-cell>
          <table:table-cell office:value-type="float" office:value="0.0015795638" calcext:value-type="float">
            <text:p>0.0015795638</text:p>
          </table:table-cell>
          <table:table-cell office:value-type="float" office:value="0.00245191" calcext:value-type="float">
            <text:p>0.00245191</text:p>
          </table:table-cell>
          <table:table-cell office:value-type="float" office:value="0.0120660252" calcext:value-type="float">
            <text:p>0.0120660252</text:p>
          </table:table-cell>
          <table:table-cell office:value-type="float" office:value="1.2066036663" calcext:value-type="float">
            <text:p>1.2066036663</text:p>
          </table:table-cell>
          <table:table-cell office:value-type="float" office:value="0.0274806281" calcext:value-type="float">
            <text:p>0.0274806281</text:p>
          </table:table-cell>
          <table:table-cell office:value-type="float" office:value="0.9160218099" calcext:value-type="float">
            <text:p>0.9160218099</text:p>
          </table:table-cell>
          <table:table-cell office:value-type="float" office:value="0.0395466533" calcext:value-type="float">
            <text:p>0.0395466533</text:p>
          </table:table-cell>
          <table:table-cell office:value-type="float" office:value="0.9886672742" calcext:value-type="float">
            <text:p>0.9886672742</text:p>
          </table:table-cell>
          <table:table-cell office:value-type="float" office:value="0.1369690501" calcext:value-type="float">
            <text:p>0.1369690501</text:p>
          </table:table-cell>
          <table:table-cell office:value-type="float" office:value="4.1499579134" calcext:value-type="float">
            <text:p>4.1499579134</text:p>
          </table:table-cell>
          <table:table-cell office:value-type="float" office:value="0.1152277426" calcext:value-type="float">
            <text:p>0.1152277426</text:p>
          </table:table-cell>
          <table:table-cell office:value-type="float" office:value="4.1242081275" calcext:value-type="float">
            <text:p>4.1242081275</text:p>
          </table:table-cell>
          <table:table-cell office:value-type="float" office:value="0.1789913257" calcext:value-type="float">
            <text:p>0.1789913257</text:p>
          </table:table-cell>
          <table:table-cell office:value-type="float" office:value="4.1392242904" calcext:value-type="float">
            <text:p>4.1392242904</text:p>
          </table:table-cell>
          <table:table-cell office:value-type="float" office:value="0.0799034409" calcext:value-type="float">
            <text:p>0.0799034409</text:p>
          </table:table-cell>
          <table:table-cell office:value-type="float" office:value="-2.4209550744" calcext:value-type="float">
            <text:p>-2.4209550744</text:p>
          </table:table-cell>
          <table:table-cell office:value-type="float" office:value="0.0671620431" calcext:value-type="float">
            <text:p>0.0671620431</text:p>
          </table:table-cell>
          <table:table-cell office:value-type="float" office:value="-2.4038503034" calcext:value-type="float">
            <text:p>-2.4038503034</text:p>
          </table:table-cell>
          <table:table-cell office:value-type="float" office:value="0.1043803666" calcext:value-type="float">
            <text:p>0.1043803666</text:p>
          </table:table-cell>
          <table:table-cell office:value-type="float" office:value="2.4138250677" calcext:value-type="float">
            <text:p>2.4138250677</text:p>
          </table:table-cell>
          <table:table-cell office:value-type="float" office:value="0.0013252421" calcext:value-type="float">
            <text:p>0.0013252421</text:p>
          </table:table-cell>
          <table:table-cell office:value-type="float" office:value="2.4091714673" calcext:value-type="float">
            <text:p>2.4091714673</text:p>
          </table:table-cell>
          <table:table-cell office:value-type="float" office:value="0.0011139078" calcext:value-type="float">
            <text:p>0.0011139078</text:p>
          </table:table-cell>
          <table:table-cell office:value-type="float" office:value="2.3921259471" calcext:value-type="float">
            <text:p>2.3921259471</text:p>
          </table:table-cell>
          <table:table-cell office:value-type="float" office:value="0.001731198" calcext:value-type="float">
            <text:p>0.001731198</text:p>
          </table:table-cell>
          <table:table-cell office:value-type="float" office:value="2.40206629" calcext:value-type="float">
            <text:p>2.4020662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99999809" calcext:value-type="float">
            <text:p>0.0199999809</text:p>
          </table:table-cell>
          <table:table-cell office:value-type="float" office:value="0.0299999714" calcext:value-type="float">
            <text:p>0.0299999714</text:p>
          </table:table-cell>
          <table:table-cell office:value-type="float" office:value="0.0499999523" calcext:value-type="float">
            <text:p>0.0499999523</text:p>
          </table:table-cell>
          <table:table-cell office:value-type="float" office:value="0.0330049251" calcext:value-type="float">
            <text:p>0.0330049251</text:p>
          </table:table-cell>
          <table:table-cell office:value-type="float" office:value="0.0279393617" calcext:value-type="float">
            <text:p>0.0279393617</text:p>
          </table:table-cell>
          <table:table-cell office:value-type="float" office:value="0.0432427221" calcext:value-type="float">
            <text:p>0.0432427221</text:p>
          </table:table-cell>
          <table:table-cell office:value-type="float" office:value="-0.0330049251" calcext:value-type="float">
            <text:p>-0.0330049251</text:p>
          </table:table-cell>
          <table:table-cell office:value-type="float" office:value="-0.0279393617" calcext:value-type="float">
            <text:p>-0.0279393617</text:p>
          </table:table-cell>
          <table:table-cell office:value-type="float" office:value="0.0432427221" calcext:value-type="float">
            <text:p>0.0432427221</text:p>
          </table:table-cell>
          <table:table-cell office:value-type="float" office:value="0.0005500821" calcext:value-type="float">
            <text:p>0.0005500821</text:p>
          </table:table-cell>
          <table:table-cell office:value-type="float" office:value="0.000465656" calcext:value-type="float">
            <text:p>0.000465656</text:p>
          </table:table-cell>
          <table:table-cell office:value-type="float" office:value="0.000720712" calcext:value-type="float">
            <text:p>0.000720712</text:p>
          </table:table-cell>
          <table:table-cell office:value-type="float" office:value="0.0146577603" calcext:value-type="float">
            <text:p>0.0146577603</text:p>
          </table:table-cell>
          <table:table-cell office:value-type="float" office:value="0.0381825545" calcext:value-type="float">
            <text:p>0.0381825545</text:p>
          </table:table-cell>
          <table:table-cell office:value-type="float" office:value="0.0528403148" calcext:value-type="float">
            <text:p>0.0528403148</text:p>
          </table:table-cell>
          <table:table-cell office:value-type="float" office:value="0.112908366" calcext:value-type="float">
            <text:p>0.112908366</text:p>
          </table:table-cell>
          <table:table-cell office:value-type="float" office:value="0.0951014048" calcext:value-type="float">
            <text:p>0.0951014048</text:p>
          </table:table-cell>
          <table:table-cell office:value-type="float" office:value="0.1476230887" calcext:value-type="float">
            <text:p>0.1476230887</text:p>
          </table:table-cell>
          <table:table-cell office:value-type="float" office:value="-0.0750014766" calcext:value-type="float">
            <text:p>-0.0750014766</text:p>
          </table:table-cell>
          <table:table-cell office:value-type="float" office:value="-0.0631728722" calcext:value-type="float">
            <text:p>-0.0631728722</text:p>
          </table:table-cell>
          <table:table-cell office:value-type="float" office:value="0.098061375" calcext:value-type="float">
            <text:p>0.098061375</text:p>
          </table:table-cell>
          <table:table-cell office:value-type="float" office:value="0.0008274919" calcext:value-type="float">
            <text:p>0.0008274919</text:p>
          </table:table-cell>
          <table:table-cell office:value-type="float" office:value="0.0006969868" calcext:value-type="float">
            <text:p>0.0006969868</text:p>
          </table:table-cell>
          <table:table-cell office:value-type="float" office:value="0.0010819119" calcext:value-type="float">
            <text:p>0.0010819119</text:p>
          </table:table-cell>
          <table:table-cell office:value-type="float" office:value="0.0053422206" calcext:value-type="float">
            <text:p>0.0053422206</text:p>
          </table:table-cell>
          <table:table-cell office:value-type="float" office:value="0.2671112851" calcext:value-type="float">
            <text:p>0.2671112851</text:p>
          </table:table-cell>
          <table:table-cell office:value-type="float" office:value="0.0081825831" calcext:value-type="float">
            <text:p>0.0081825831</text:p>
          </table:table-cell>
          <table:table-cell office:value-type="float" office:value="0.27275303" calcext:value-type="float">
            <text:p>0.27275303</text:p>
          </table:table-cell>
          <table:table-cell office:value-type="float" office:value="0.0028403625" calcext:value-type="float">
            <text:p>0.0028403625</text:p>
          </table:table-cell>
          <table:table-cell office:value-type="float" office:value="0.0568073042" calcext:value-type="float">
            <text:p>0.0568073042</text:p>
          </table:table-cell>
          <table:table-cell office:value-type="float" office:value="0.0799034409" calcext:value-type="float">
            <text:p>0.0799034409</text:p>
          </table:table-cell>
          <table:table-cell office:value-type="float" office:value="2.4209550744" calcext:value-type="float">
            <text:p>2.4209550744</text:p>
          </table:table-cell>
          <table:table-cell office:value-type="float" office:value="0.0671620431" calcext:value-type="float">
            <text:p>0.0671620431</text:p>
          </table:table-cell>
          <table:table-cell office:value-type="float" office:value="2.4038503034" calcext:value-type="float">
            <text:p>2.4038503034</text:p>
          </table:table-cell>
          <table:table-cell office:value-type="float" office:value="0.1043803666" calcext:value-type="float">
            <text:p>0.1043803666</text:p>
          </table:table-cell>
          <table:table-cell office:value-type="float" office:value="2.4138250677" calcext:value-type="float">
            <text:p>2.4138250677</text:p>
          </table:table-cell>
          <table:table-cell office:value-type="float" office:value="0.0419965515" calcext:value-type="float">
            <text:p>0.0419965515</text:p>
          </table:table-cell>
          <table:table-cell office:value-type="float" office:value="-1.2724328679" calcext:value-type="float">
            <text:p>-1.2724328679</text:p>
          </table:table-cell>
          <table:table-cell office:value-type="float" office:value="0.0352335105" calcext:value-type="float">
            <text:p>0.0352335105</text:p>
          </table:table-cell>
          <table:table-cell office:value-type="float" office:value="-1.261070703" calcext:value-type="float">
            <text:p>-1.261070703</text:p>
          </table:table-cell>
          <table:table-cell office:value-type="float" office:value="0.0548186529" calcext:value-type="float">
            <text:p>0.0548186529</text:p>
          </table:table-cell>
          <table:table-cell office:value-type="float" office:value="1.2676966259" calcext:value-type="float">
            <text:p>1.2676966259</text:p>
          </table:table-cell>
          <table:table-cell office:value-type="float" office:value="0.0002774098" calcext:value-type="float">
            <text:p>0.0002774098</text:p>
          </table:table-cell>
          <table:table-cell office:value-type="float" office:value="0.5043061754" calcext:value-type="float">
            <text:p>0.5043061754</text:p>
          </table:table-cell>
          <table:table-cell office:value-type="float" office:value="0.0002313308" calcext:value-type="float">
            <text:p>0.0002313308</text:p>
          </table:table-cell>
          <table:table-cell office:value-type="float" office:value="0.496784751" calcext:value-type="float">
            <text:p>0.496784751</text:p>
          </table:table-cell>
          <table:table-cell office:value-type="float" office:value="0.0003611999" calcext:value-type="float">
            <text:p>0.0003611999</text:p>
          </table:table-cell>
          <table:table-cell office:value-type="float" office:value="0.5011709254" calcext:value-type="float">
            <text:p>0.5011709254</text:p>
          </table:table-cell>
          <table:table-cell office:value-type="string" calcext:value-type="string">
            <text:p>True</text:p>
          </table:table-cell>
        </table:table-row>
      </table:table>
      <table:table table:name="analitics" table:style-name="ta1">
        <table:shapes>
          <draw:frame draw:z-index="0" draw:style-name="gr1" draw:text-style-name="P1" svg:width="6.3028in" svg:height="3.5449in" svg:x="4.7972in" svg:y="0.1882in">
            <draw:object draw:notify-on-update-of-ranges="analitics.B2:analitics.B31 analitics.C2:analitics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28in" svg:height="3.5449in" svg:x="4.8528in" svg:y="3.8398in">
            <draw:object draw:notify-on-update-of-ranges="analitics.D2:analitics.D31 analitics.E2:analitics.E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29in" svg:x="17.9945in" svg:y="0.3173in">
            <draw:object draw:notify-on-update-of-ranges="analitics.P2:analitics.P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29in" svg:x="18.0201in" svg:y="3.9748in">
            <draw:object draw:notify-on-update-of-ranges="analitics.R2:analitics.R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2" table:default-cell-style-name="Default"/>
        <table:table-column table:style-name="co10" table:number-columns-repeated="2" table:default-cell-style-name="Default"/>
        <table:table-column table:style-name="co31" table:number-columns-repeated="10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4"/>
        <table:table-column table:style-name="co36" table:default-cell-style-name="Default"/>
        <table:table-column table:style-name="co36" table:default-cell-style-name="ce4"/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2 [measured]</text:p>
          </table:table-cell>
          <table:table-cell table:style-name="ce3" office:value-type="string" calcext:value-type="string">
            <text:p>v1 [measured]</text:p>
          </table:table-cell>
          <table:table-cell office:value-type="string" calcext:value-type="string">
            <text:p>t2 [model]</text:p>
          </table:table-cell>
          <table:table-cell table:style-name="ce3" office:value-type="string" calcext:value-type="string">
            <text:p>v1 [model]</text:p>
          </table:table-cell>
          <table:table-cell table:number-columns-repeated="8"/>
          <table:table-cell office:value-type="string" calcext:value-type="string">
            <text:p>n</text:p>
          </table:table-cell>
          <table:table-cell office:value-type="string" calcext:value-type="string">
            <text:p>error_v1 [absolute]</text:p>
          </table:table-cell>
          <table:table-cell table:style-name="Default" office:value-type="string" calcext:value-type="string">
            <text:p>error_v1 [relative]</text:p>
          </table:table-cell>
          <table:table-cell office:value-type="string" calcext:value-type="string">
            <text:p>error_t2 [absolute]</text:p>
          </table:table-cell>
          <table:table-cell table:style-name="Default" office:value-type="string" calcext:value-type="string">
            <text:p>error_v2 [relative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output.C2]" office:value-type="float" office:value="3.7699999809" calcext:value-type="float">
            <text:p>3.7699999809</text:p>
          </table:table-cell>
          <table:table-cell table:formula="of:=[$output.J2]" office:value-type="float" office:value="10.0755542476" calcext:value-type="float">
            <text:p>10.0755542476</text:p>
          </table:table-cell>
          <table:table-cell table:formula="of:=[$output.O2]" office:value-type="float" office:value="5.172978673" calcext:value-type="float">
            <text:p>5.172978673</text:p>
          </table:table-cell>
          <table:table-cell table:formula="of:=[$output.V2:.V14]" office:value-type="float" office:value="13.2853709961" calcext:value-type="float">
            <text:p>13.285370996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[$output.AP2]" office:value-type="float" office:value="3.2098167485" calcext:value-type="float">
            <text:p>3.2098167485</text:p>
          </table:table-cell>
          <table:table-cell table:formula="of:=[$output.AQ2]" office:value-type="percentage" office:value="0.3185747076" calcext:value-type="percentage">
            <text:p>31.86%</text:p>
          </table:table-cell>
          <table:table-cell table:formula="of:=[$output.AB2]" office:value-type="float" office:value="1.4029786921" calcext:value-type="float">
            <text:p>1.4029786921</text:p>
          </table:table-cell>
          <table:table-cell table:formula="of:=[$output.AC2]" office:value-type="percentage" office:value="0.372142891" calcext:value-type="percentage">
            <text:p>37.21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output.C3]" office:value-type="float" office:value="1.9200000763" calcext:value-type="float">
            <text:p>1.9200000763</text:p>
          </table:table-cell>
          <table:table-cell table:formula="of:=[$output.J3]" office:value-type="float" office:value="5.102641207" calcext:value-type="float">
            <text:p>5.102641207</text:p>
          </table:table-cell>
          <table:table-cell table:formula="of:=[$output.O3]" office:value-type="float" office:value="3.4362470413" calcext:value-type="float">
            <text:p>3.4362470413</text:p>
          </table:table-cell>
          <table:table-cell table:formula="of:=[$output.V3:.V15]" office:value-type="float" office:value="8.8250541252" calcext:value-type="float">
            <text:p>8.825054125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formula="of:=[$output.AP3]" office:value-type="float" office:value="3.7224129182" calcext:value-type="float">
            <text:p>3.7224129182</text:p>
          </table:table-cell>
          <table:table-cell table:formula="of:=[$output.AQ3]" office:value-type="percentage" office:value="0.7295070861" calcext:value-type="percentage">
            <text:p>72.95%</text:p>
          </table:table-cell>
          <table:table-cell table:formula="of:=[$output.AB3]" office:value-type="float" office:value="1.516246965" calcext:value-type="float">
            <text:p>1.516246965</text:p>
          </table:table-cell>
          <table:table-cell table:formula="of:=[$output.AC3]" office:value-type="percentage" office:value="0.7897119296" calcext:value-type="percentage">
            <text:p>78.97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output.C4]" office:value-type="float" office:value="0.9800000191" calcext:value-type="float">
            <text:p>0.9800000191</text:p>
          </table:table-cell>
          <table:table-cell table:formula="of:=[$output.J4]" office:value-type="float" office:value="2.5945633255" calcext:value-type="float">
            <text:p>2.5945633255</text:p>
          </table:table-cell>
          <table:table-cell table:formula="of:=[$output.O4]" office:value-type="float" office:value="2.2825908389" calcext:value-type="float">
            <text:p>2.2825908389</text:p>
          </table:table-cell>
          <table:table-cell table:formula="of:=[$output.V4:.V16]" office:value-type="float" office:value="5.8622059057" calcext:value-type="float">
            <text:p>5.8622059057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formula="of:=[$output.AP4]" office:value-type="float" office:value="3.2676425802" calcext:value-type="float">
            <text:p>3.2676425802</text:p>
          </table:table-cell>
          <table:table-cell table:formula="of:=[$output.AQ4]" office:value-type="percentage" office:value="1.2594190892" calcext:value-type="percentage">
            <text:p>125.94%</text:p>
          </table:table-cell>
          <table:table-cell table:formula="of:=[$output.AB4]" office:value-type="float" office:value="1.3025908198" calcext:value-type="float">
            <text:p>1.3025908198</text:p>
          </table:table-cell>
          <table:table-cell table:formula="of:=[$output.AC4]" office:value-type="percentage" office:value="1.32917428" calcext:value-type="percentage">
            <text:p>132.92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output.C5]" office:value-type="float" office:value="0.5199999809" calcext:value-type="float">
            <text:p>0.5199999809</text:p>
          </table:table-cell>
          <table:table-cell table:formula="of:=[$output.J5]" office:value-type="float" office:value="1.3405243849" calcext:value-type="float">
            <text:p>1.3405243849</text:p>
          </table:table-cell>
          <table:table-cell table:formula="of:=[$output.O5]" office:value-type="float" office:value="1.5162533064" calcext:value-type="float">
            <text:p>1.5162533064</text:p>
          </table:table-cell>
          <table:table-cell table:formula="of:=[$output.V5:.V17]" office:value-type="float" office:value="3.8940790157" calcext:value-type="float">
            <text:p>3.894079015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formula="of:=[$output.AP5]" office:value-type="float" office:value="2.5535546308" calcext:value-type="float">
            <text:p>2.5535546308</text:p>
          </table:table-cell>
          <table:table-cell table:formula="of:=[$output.AQ5]" office:value-type="percentage" office:value="1.9048923388" calcext:value-type="percentage">
            <text:p>190.49%</text:p>
          </table:table-cell>
          <table:table-cell table:formula="of:=[$output.AB5]" office:value-type="float" office:value="0.9962533255" calcext:value-type="float">
            <text:p>0.9962533255</text:p>
          </table:table-cell>
          <table:table-cell table:formula="of:=[$output.AC5]" office:value-type="percentage" office:value="1.9158718502" calcext:value-type="percentage">
            <text:p>191.59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output.C6]" office:value-type="float" office:value="0.2699999809" calcext:value-type="float">
            <text:p>0.2699999809</text:p>
          </table:table-cell>
          <table:table-cell table:formula="of:=[$output.J6]" office:value-type="float" office:value="0.6918835535" calcext:value-type="float">
            <text:p>0.6918835535</text:p>
          </table:table-cell>
          <table:table-cell table:formula="of:=[$output.O6]" office:value-type="float" office:value="1.007199385" calcext:value-type="float">
            <text:p>1.007199385</text:p>
          </table:table-cell>
          <table:table-cell table:formula="of:=[$output.V6:.V18]" office:value-type="float" office:value="2.5867142206" calcext:value-type="float">
            <text:p>2.586714220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formula="of:=[$output.AP6]" office:value-type="float" office:value="1.8948306671" calcext:value-type="float">
            <text:p>1.8948306671</text:p>
          </table:table-cell>
          <table:table-cell table:formula="of:=[$output.AQ6]" office:value-type="percentage" office:value="2.7386554537" calcext:value-type="percentage">
            <text:p>273.87%</text:p>
          </table:table-cell>
          <table:table-cell table:formula="of:=[$output.AB6]" office:value-type="float" office:value="0.7371994041" calcext:value-type="float">
            <text:p>0.7371994041</text:p>
          </table:table-cell>
          <table:table-cell table:formula="of:=[$output.AC6]" office:value-type="percentage" office:value="2.7303683565" calcext:value-type="percentage">
            <text:p>273.04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output.C7]" office:value-type="float" office:value="0.1599998474" calcext:value-type="float">
            <text:p>0.1599998474</text:p>
          </table:table-cell>
          <table:table-cell table:formula="of:=[$output.J7]" office:value-type="float" office:value="0.3694360854" calcext:value-type="float">
            <text:p>0.3694360854</text:p>
          </table:table-cell>
          <table:table-cell table:formula="of:=[$output.O7]" office:value-type="float" office:value="0.6690508748" calcext:value-type="float">
            <text:p>0.6690508748</text:p>
          </table:table-cell>
          <table:table-cell table:formula="of:=[$output.V7:.V19]" office:value-type="float" office:value="1.7182729041" calcext:value-type="float">
            <text:p>1.71827290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formula="of:=[$output.AP7]" office:value-type="float" office:value="1.3488368187" calcext:value-type="float">
            <text:p>1.3488368187</text:p>
          </table:table-cell>
          <table:table-cell table:formula="of:=[$output.AQ7]" office:value-type="percentage" office:value="3.6510694867" calcext:value-type="percentage">
            <text:p>365.11%</text:p>
          </table:table-cell>
          <table:table-cell table:formula="of:=[$output.AB7]" office:value-type="float" office:value="0.5090510274" calcext:value-type="float">
            <text:p>0.5090510274</text:p>
          </table:table-cell>
          <table:table-cell table:formula="of:=[$output.AC7]" office:value-type="percentage" office:value="3.1815719557" calcext:value-type="percentage">
            <text:p>318.16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output.C8]" office:value-type="float" office:value="0.0800001621" calcext:value-type="float">
            <text:p>0.0800001621</text:p>
          </table:table-cell>
          <table:table-cell table:formula="of:=[$output.J8]" office:value-type="float" office:value="0.1828450951" calcext:value-type="float">
            <text:p>0.1828450951</text:p>
          </table:table-cell>
          <table:table-cell table:formula="of:=[$output.O8]" office:value-type="float" office:value="0.4444294544" calcext:value-type="float">
            <text:p>0.4444294544</text:p>
          </table:table-cell>
          <table:table-cell table:formula="of:=[$output.V8:.V20]" office:value-type="float" office:value="1.1413946502" calcext:value-type="float">
            <text:p>1.141394650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formula="of:=[$output.AP8]" office:value-type="float" office:value="0.9585495551" calcext:value-type="float">
            <text:p>0.9585495551</text:p>
          </table:table-cell>
          <table:table-cell table:formula="of:=[$output.AQ8]" office:value-type="percentage" office:value="5.242413282" calcext:value-type="percentage">
            <text:p>524.24%</text:p>
          </table:table-cell>
          <table:table-cell table:formula="of:=[$output.AB8]" office:value-type="float" office:value="0.3644292923" calcext:value-type="float">
            <text:p>0.3644292923</text:p>
          </table:table-cell>
          <table:table-cell table:formula="of:=[$output.AC8]" office:value-type="percentage" office:value="4.5553569235" calcext:value-type="percentage">
            <text:p>455.54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output.C9]" office:value-type="float" office:value="0.0499999523" calcext:value-type="float">
            <text:p>0.0499999523</text:p>
          </table:table-cell>
          <table:table-cell table:formula="of:=[$output.J9]" office:value-type="float" office:value="0.0716741342" calcext:value-type="float">
            <text:p>0.0716741342</text:p>
          </table:table-cell>
          <table:table-cell table:formula="of:=[$output.O9]" office:value-type="float" office:value="0.2952205091" calcext:value-type="float">
            <text:p>0.2952205091</text:p>
          </table:table-cell>
          <table:table-cell table:formula="of:=[$output.V9:.V21]" office:value-type="float" office:value="0.758192569" calcext:value-type="float">
            <text:p>0.758192569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formula="of:=[$output.AP9]" office:value-type="float" office:value="0.6865184348" calcext:value-type="float">
            <text:p>0.6865184348</text:p>
          </table:table-cell>
          <table:table-cell table:formula="of:=[$output.AQ9]" office:value-type="percentage" office:value="9.5783289532" calcext:value-type="percentage">
            <text:p>957.83%</text:p>
          </table:table-cell>
          <table:table-cell table:formula="of:=[$output.AB9]" office:value-type="float" office:value="0.2452205568" calcext:value-type="float">
            <text:p>0.2452205568</text:p>
          </table:table-cell>
          <table:table-cell table:formula="of:=[$output.AC9]" office:value-type="percentage" office:value="4.9044158148" calcext:value-type="percentage">
            <text:p>490.44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output.C10]" office:value-type="float" office:value="0.0499999523" calcext:value-type="float">
            <text:p>0.0499999523</text:p>
          </table:table-cell>
          <table:table-cell table:formula="of:=[$output.J10]" office:value-type="float" office:value="0.0864854442" calcext:value-type="float">
            <text:p>0.0864854442</text:p>
          </table:table-cell>
          <table:table-cell table:formula="of:=[$output.O10]" office:value-type="float" office:value="0.1961056995" calcext:value-type="float">
            <text:p>0.1961056995</text:p>
          </table:table-cell>
          <table:table-cell table:formula="of:=[$output.V10:.V22]" office:value-type="float" office:value="0.5036434783" calcext:value-type="float">
            <text:p>0.5036434783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formula="of:=[$output.AP10]" office:value-type="float" office:value="0.4171580341" calcext:value-type="float">
            <text:p>0.4171580341</text:p>
          </table:table-cell>
          <table:table-cell table:formula="of:=[$output.AQ10]" office:value-type="percentage" office:value="4.8234478988" calcext:value-type="percentage">
            <text:p>482.34%</text:p>
          </table:table-cell>
          <table:table-cell table:formula="of:=[$output.AB10]" office:value-type="float" office:value="0.1461057472" calcext:value-type="float">
            <text:p>0.1461057472</text:p>
          </table:table-cell>
          <table:table-cell table:formula="of:=[$output.AC10]" office:value-type="percentage" office:value="2.9221177317" calcext:value-type="percentage">
            <text:p>292.21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output.C11]" office:value-type="float" office:value="0.0299999714" calcext:value-type="float">
            <text:p>0.0299999714</text:p>
          </table:table-cell>
          <table:table-cell table:formula="of:=[$output.J11]" office:value-type="float" office:value="0.0432427221" calcext:value-type="float">
            <text:p>0.0432427221</text:p>
          </table:table-cell>
          <table:table-cell table:formula="of:=[$output.O11]" office:value-type="float" office:value="0.1302668486" calcext:value-type="float">
            <text:p>0.1302668486</text:p>
          </table:table-cell>
          <table:table-cell table:formula="of:=[$output.V11:.V23]" office:value-type="float" office:value="0.3345545229" calcext:value-type="float">
            <text:p>0.334554522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formula="of:=[$output.AP11]" office:value-type="float" office:value="0.2913118008" calcext:value-type="float">
            <text:p>0.2913118008</text:p>
          </table:table-cell>
          <table:table-cell table:formula="of:=[$output.AQ11]" office:value-type="percentage" office:value="6.73666658" calcext:value-type="percentage">
            <text:p>673.67%</text:p>
          </table:table-cell>
          <table:table-cell table:formula="of:=[$output.AB11]" office:value-type="float" office:value="0.1002668772" calcext:value-type="float">
            <text:p>0.1002668772</text:p>
          </table:table-cell>
          <table:table-cell table:formula="of:=[$output.AC11]" office:value-type="percentage" office:value="3.3422324263" calcext:value-type="percentage">
            <text:p>334.22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output.C12]" office:value-type="float" office:value="0.0400002003" calcext:value-type="float">
            <text:p>0.0400002003</text:p>
          </table:table-cell>
          <table:table-cell table:formula="of:=[$output.J12]" office:value-type="float" office:value="0.0432427221" calcext:value-type="float">
            <text:p>0.0432427221</text:p>
          </table:table-cell>
          <table:table-cell table:formula="of:=[$output.O12]" office:value-type="float" office:value="0.0865321706" calcext:value-type="float">
            <text:p>0.0865321706</text:p>
          </table:table-cell>
          <table:table-cell table:formula="of:=[$output.V12:.V24]" office:value-type="float" office:value="0.2222340478" calcext:value-type="float">
            <text:p>0.2222340478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formula="of:=[$output.AP12]" office:value-type="float" office:value="0.1789913257" calcext:value-type="float">
            <text:p>0.1789913257</text:p>
          </table:table-cell>
          <table:table-cell table:formula="of:=[$output.AQ12]" office:value-type="percentage" office:value="4.1392242904" calcext:value-type="percentage">
            <text:p>413.92%</text:p>
          </table:table-cell>
          <table:table-cell table:formula="of:=[$output.AB12]" office:value-type="float" office:value="0.0465319703" calcext:value-type="float">
            <text:p>0.0465319703</text:p>
          </table:table-cell>
          <table:table-cell table:formula="of:=[$output.AC12]" office:value-type="percentage" office:value="1.1632934323" calcext:value-type="percentage">
            <text:p>116.33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output.C13]" office:value-type="float" office:value="0.0299999714" calcext:value-type="float">
            <text:p>0.0299999714</text:p>
          </table:table-cell>
          <table:table-cell table:formula="of:=[$output.J13]" office:value-type="float" office:value="0.0432427221" calcext:value-type="float">
            <text:p>0.0432427221</text:p>
          </table:table-cell>
          <table:table-cell table:formula="of:=[$output.O13]" office:value-type="float" office:value="0.0574805995" calcext:value-type="float">
            <text:p>0.0574805995</text:p>
          </table:table-cell>
          <table:table-cell table:formula="of:=[$output.V13:.V25]" office:value-type="float" office:value="0.1476230887" calcext:value-type="float">
            <text:p>0.1476230887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formula="of:=[$output.AP13]" office:value-type="float" office:value="0.1043803666" calcext:value-type="float">
            <text:p>0.1043803666</text:p>
          </table:table-cell>
          <table:table-cell table:formula="of:=[$output.AQ13]" office:value-type="percentage" office:value="2.4138250677" calcext:value-type="percentage">
            <text:p>241.38%</text:p>
          </table:table-cell>
          <table:table-cell table:formula="of:=[$output.AB13]" office:value-type="float" office:value="0.0274806281" calcext:value-type="float">
            <text:p>0.0274806281</text:p>
          </table:table-cell>
          <table:table-cell table:formula="of:=[$output.AC13]" office:value-type="percentage" office:value="0.9160218099" calcext:value-type="percentage">
            <text:p>91.60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output.C14]" office:value-type="float" office:value="0.0299999714" calcext:value-type="float">
            <text:p>0.0299999714</text:p>
          </table:table-cell>
          <table:table-cell table:formula="of:=[$output.J14]" office:value-type="float" office:value="0.0432427221" calcext:value-type="float">
            <text:p>0.0432427221</text:p>
          </table:table-cell>
          <table:table-cell table:formula="of:=[$output.O14]" office:value-type="float" office:value="0.0381825545" calcext:value-type="float">
            <text:p>0.0381825545</text:p>
          </table:table-cell>
          <table:table-cell table:formula="of:=[$output.V14:.V26]" office:value-type="float" office:value="0.098061375" calcext:value-type="float">
            <text:p>0.098061375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formula="of:=[$output.AP14]" office:value-type="float" office:value="0.0548186529" calcext:value-type="float">
            <text:p>0.0548186529</text:p>
          </table:table-cell>
          <table:table-cell table:formula="of:=[$output.AQ14]" office:value-type="percentage" office:value="1.2676966259" calcext:value-type="percentage">
            <text:p>126.77%</text:p>
          </table:table-cell>
          <table:table-cell table:formula="of:=[$output.AB14]" office:value-type="float" office:value="0.0081825831" calcext:value-type="float">
            <text:p>0.0081825831</text:p>
          </table:table-cell>
          <table:table-cell table:formula="of:=[$output.AC14]" office:value-type="percentage" office:value="0.27275303" calcext:value-type="percentage">
            <text:p>27.28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output.C15]" office:value-type="float" office:value="0" calcext:value-type="float">
            <text:p>0</text:p>
          </table:table-cell>
          <table:table-cell table:formula="of:=[$output.J15]" office:value-type="float" office:value="0" calcext:value-type="float">
            <text:p>0</text:p>
          </table:table-cell>
          <table:table-cell table:formula="of:=[$output.O15]" office:value-type="float" office:value="0" calcext:value-type="float">
            <text:p>0</text:p>
          </table:table-cell>
          <table:table-cell table:formula="of:=[$output.V15:.V27]" office:value-type="float" office:value="0" calcext:value-type="float">
            <text:p>0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formula="of:=[$output.AP15]" office:value-type="float" office:value="0" calcext:value-type="float">
            <text:p>0</text:p>
          </table:table-cell>
          <table:table-cell table:formula="of:=[$output.AQ15]" office:value-type="percentage" office:value="0" calcext:value-type="percentage">
            <text:p>0.00%</text:p>
          </table:table-cell>
          <table:table-cell table:formula="of:=[$output.AB15]" office:value-type="float" office:value="0" calcext:value-type="float">
            <text:p>0</text:p>
          </table:table-cell>
          <table:table-cell table:formula="of:=[$output.AC1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output.C16]" office:value-type="float" office:value="0" calcext:value-type="float">
            <text:p>0</text:p>
          </table:table-cell>
          <table:table-cell table:formula="of:=[$output.J16]" office:value-type="float" office:value="0" calcext:value-type="float">
            <text:p>0</text:p>
          </table:table-cell>
          <table:table-cell table:formula="of:=[$output.O16]" office:value-type="float" office:value="0" calcext:value-type="float">
            <text:p>0</text:p>
          </table:table-cell>
          <table:table-cell table:formula="of:=[$output.V16:.V28]" office:value-type="float" office:value="0" calcext:value-type="float">
            <text:p>0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formula="of:=[$output.AP16]" office:value-type="float" office:value="0" calcext:value-type="float">
            <text:p>0</text:p>
          </table:table-cell>
          <table:table-cell table:formula="of:=[$output.AQ16]" office:value-type="percentage" office:value="0" calcext:value-type="percentage">
            <text:p>0.00%</text:p>
          </table:table-cell>
          <table:table-cell table:formula="of:=[$output.AB16]" office:value-type="float" office:value="0" calcext:value-type="float">
            <text:p>0</text:p>
          </table:table-cell>
          <table:table-cell table:formula="of:=[$output.AC1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output.C17]" office:value-type="float" office:value="0" calcext:value-type="float">
            <text:p>0</text:p>
          </table:table-cell>
          <table:table-cell table:formula="of:=[$output.J17]" office:value-type="float" office:value="0" calcext:value-type="float">
            <text:p>0</text:p>
          </table:table-cell>
          <table:table-cell table:formula="of:=[$output.O17]" office:value-type="float" office:value="0" calcext:value-type="float">
            <text:p>0</text:p>
          </table:table-cell>
          <table:table-cell table:formula="of:=[$output.V17:.V29]" office:value-type="float" office:value="0" calcext:value-type="float">
            <text:p>0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formula="of:=[$output.AP17]" office:value-type="float" office:value="0" calcext:value-type="float">
            <text:p>0</text:p>
          </table:table-cell>
          <table:table-cell table:formula="of:=[$output.AQ17]" office:value-type="percentage" office:value="0" calcext:value-type="percentage">
            <text:p>0.00%</text:p>
          </table:table-cell>
          <table:table-cell table:formula="of:=[$output.AB17]" office:value-type="float" office:value="0" calcext:value-type="float">
            <text:p>0</text:p>
          </table:table-cell>
          <table:table-cell table:formula="of:=[$output.AC1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output.C18]" office:value-type="float" office:value="0" calcext:value-type="float">
            <text:p>0</text:p>
          </table:table-cell>
          <table:table-cell table:formula="of:=[$output.J18]" office:value-type="float" office:value="0" calcext:value-type="float">
            <text:p>0</text:p>
          </table:table-cell>
          <table:table-cell table:formula="of:=[$output.O18]" office:value-type="float" office:value="0" calcext:value-type="float">
            <text:p>0</text:p>
          </table:table-cell>
          <table:table-cell table:formula="of:=[$output.V18:.V30]" office:value-type="float" office:value="0" calcext:value-type="float">
            <text:p>0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formula="of:=[$output.AP18]" office:value-type="float" office:value="0" calcext:value-type="float">
            <text:p>0</text:p>
          </table:table-cell>
          <table:table-cell table:formula="of:=[$output.AQ18]" office:value-type="percentage" office:value="0" calcext:value-type="percentage">
            <text:p>0.00%</text:p>
          </table:table-cell>
          <table:table-cell table:formula="of:=[$output.AB18]" office:value-type="float" office:value="0" calcext:value-type="float">
            <text:p>0</text:p>
          </table:table-cell>
          <table:table-cell table:formula="of:=[$output.AC1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output.C19]" office:value-type="float" office:value="0" calcext:value-type="float">
            <text:p>0</text:p>
          </table:table-cell>
          <table:table-cell table:formula="of:=[$output.J19]" office:value-type="float" office:value="0" calcext:value-type="float">
            <text:p>0</text:p>
          </table:table-cell>
          <table:table-cell table:formula="of:=[$output.O19]" office:value-type="float" office:value="0" calcext:value-type="float">
            <text:p>0</text:p>
          </table:table-cell>
          <table:table-cell table:formula="of:=[$output.V19:.V31]" office:value-type="float" office:value="0" calcext:value-type="float">
            <text:p>0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formula="of:=[$output.AP19]" office:value-type="float" office:value="0" calcext:value-type="float">
            <text:p>0</text:p>
          </table:table-cell>
          <table:table-cell table:formula="of:=[$output.AQ19]" office:value-type="percentage" office:value="0" calcext:value-type="percentage">
            <text:p>0.00%</text:p>
          </table:table-cell>
          <table:table-cell table:formula="of:=[$output.AB19]" office:value-type="float" office:value="0" calcext:value-type="float">
            <text:p>0</text:p>
          </table:table-cell>
          <table:table-cell table:formula="of:=[$output.AC1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output.C20]" office:value-type="float" office:value="0" calcext:value-type="float">
            <text:p>0</text:p>
          </table:table-cell>
          <table:table-cell table:formula="of:=[$output.J20]" office:value-type="float" office:value="0" calcext:value-type="float">
            <text:p>0</text:p>
          </table:table-cell>
          <table:table-cell table:formula="of:=[$output.O20]" office:value-type="float" office:value="0" calcext:value-type="float">
            <text:p>0</text:p>
          </table:table-cell>
          <table:table-cell table:formula="of:=[$output.V20:.V32]" office:value-type="float" office:value="0" calcext:value-type="float">
            <text:p>0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formula="of:=[$output.AP20]" office:value-type="float" office:value="0" calcext:value-type="float">
            <text:p>0</text:p>
          </table:table-cell>
          <table:table-cell table:formula="of:=[$output.AQ20]" office:value-type="percentage" office:value="0" calcext:value-type="percentage">
            <text:p>0.00%</text:p>
          </table:table-cell>
          <table:table-cell table:formula="of:=[$output.AB20]" office:value-type="float" office:value="0" calcext:value-type="float">
            <text:p>0</text:p>
          </table:table-cell>
          <table:table-cell table:formula="of:=[$output.AC2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output.C21]" office:value-type="float" office:value="0" calcext:value-type="float">
            <text:p>0</text:p>
          </table:table-cell>
          <table:table-cell table:formula="of:=[$output.J21]" office:value-type="float" office:value="0" calcext:value-type="float">
            <text:p>0</text:p>
          </table:table-cell>
          <table:table-cell table:formula="of:=[$output.O21]" office:value-type="float" office:value="0" calcext:value-type="float">
            <text:p>0</text:p>
          </table:table-cell>
          <table:table-cell table:formula="of:=[$output.V21:.V33]" office:value-type="float" office:value="0" calcext:value-type="float">
            <text:p>0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formula="of:=[$output.AP21]" office:value-type="float" office:value="0" calcext:value-type="float">
            <text:p>0</text:p>
          </table:table-cell>
          <table:table-cell table:formula="of:=[$output.AQ21]" office:value-type="percentage" office:value="0" calcext:value-type="percentage">
            <text:p>0.00%</text:p>
          </table:table-cell>
          <table:table-cell table:formula="of:=[$output.AB21]" office:value-type="float" office:value="0" calcext:value-type="float">
            <text:p>0</text:p>
          </table:table-cell>
          <table:table-cell table:formula="of:=[$output.AC2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output.C22]" office:value-type="float" office:value="0" calcext:value-type="float">
            <text:p>0</text:p>
          </table:table-cell>
          <table:table-cell table:formula="of:=[$output.J22]" office:value-type="float" office:value="0" calcext:value-type="float">
            <text:p>0</text:p>
          </table:table-cell>
          <table:table-cell table:formula="of:=[$output.O22]" office:value-type="float" office:value="0" calcext:value-type="float">
            <text:p>0</text:p>
          </table:table-cell>
          <table:table-cell table:formula="of:=[$output.V22:.V34]" office:value-type="float" office:value="0" calcext:value-type="float">
            <text:p>0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formula="of:=[$output.AP22]" office:value-type="float" office:value="0" calcext:value-type="float">
            <text:p>0</text:p>
          </table:table-cell>
          <table:table-cell table:formula="of:=[$output.AQ22]" office:value-type="percentage" office:value="0" calcext:value-type="percentage">
            <text:p>0.00%</text:p>
          </table:table-cell>
          <table:table-cell table:formula="of:=[$output.AB22]" office:value-type="float" office:value="0" calcext:value-type="float">
            <text:p>0</text:p>
          </table:table-cell>
          <table:table-cell table:formula="of:=[$output.AC2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output.C23]" office:value-type="float" office:value="0" calcext:value-type="float">
            <text:p>0</text:p>
          </table:table-cell>
          <table:table-cell table:formula="of:=[$output.J23]" office:value-type="float" office:value="0" calcext:value-type="float">
            <text:p>0</text:p>
          </table:table-cell>
          <table:table-cell table:formula="of:=[$output.O23]" office:value-type="float" office:value="0" calcext:value-type="float">
            <text:p>0</text:p>
          </table:table-cell>
          <table:table-cell table:formula="of:=[$output.V23:.V35]" office:value-type="float" office:value="0" calcext:value-type="float">
            <text:p>0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formula="of:=[$output.AP23]" office:value-type="float" office:value="0" calcext:value-type="float">
            <text:p>0</text:p>
          </table:table-cell>
          <table:table-cell table:formula="of:=[$output.AQ23]" office:value-type="percentage" office:value="0" calcext:value-type="percentage">
            <text:p>0.00%</text:p>
          </table:table-cell>
          <table:table-cell table:formula="of:=[$output.AB23]" office:value-type="float" office:value="0" calcext:value-type="float">
            <text:p>0</text:p>
          </table:table-cell>
          <table:table-cell table:formula="of:=[$output.AC2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output.C24]" office:value-type="float" office:value="0" calcext:value-type="float">
            <text:p>0</text:p>
          </table:table-cell>
          <table:table-cell table:formula="of:=[$output.J24]" office:value-type="float" office:value="0" calcext:value-type="float">
            <text:p>0</text:p>
          </table:table-cell>
          <table:table-cell table:formula="of:=[$output.O24]" office:value-type="float" office:value="0" calcext:value-type="float">
            <text:p>0</text:p>
          </table:table-cell>
          <table:table-cell table:formula="of:=[$output.V24:.V36]" office:value-type="float" office:value="0" calcext:value-type="float">
            <text:p>0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formula="of:=[$output.AP24]" office:value-type="float" office:value="0" calcext:value-type="float">
            <text:p>0</text:p>
          </table:table-cell>
          <table:table-cell table:formula="of:=[$output.AQ24]" office:value-type="percentage" office:value="0" calcext:value-type="percentage">
            <text:p>0.00%</text:p>
          </table:table-cell>
          <table:table-cell table:formula="of:=[$output.AB24]" office:value-type="float" office:value="0" calcext:value-type="float">
            <text:p>0</text:p>
          </table:table-cell>
          <table:table-cell table:formula="of:=[$output.AC2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output.C25]" office:value-type="float" office:value="0" calcext:value-type="float">
            <text:p>0</text:p>
          </table:table-cell>
          <table:table-cell table:formula="of:=[$output.J25]" office:value-type="float" office:value="0" calcext:value-type="float">
            <text:p>0</text:p>
          </table:table-cell>
          <table:table-cell table:formula="of:=[$output.O25]" office:value-type="float" office:value="0" calcext:value-type="float">
            <text:p>0</text:p>
          </table:table-cell>
          <table:table-cell table:formula="of:=[$output.V25:.V37]" office:value-type="float" office:value="0" calcext:value-type="float">
            <text:p>0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formula="of:=[$output.AP25]" office:value-type="float" office:value="0" calcext:value-type="float">
            <text:p>0</text:p>
          </table:table-cell>
          <table:table-cell table:formula="of:=[$output.AQ25]" office:value-type="percentage" office:value="0" calcext:value-type="percentage">
            <text:p>0.00%</text:p>
          </table:table-cell>
          <table:table-cell table:formula="of:=[$output.AB25]" office:value-type="float" office:value="0" calcext:value-type="float">
            <text:p>0</text:p>
          </table:table-cell>
          <table:table-cell table:formula="of:=[$output.AC2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output.C26]" office:value-type="float" office:value="0" calcext:value-type="float">
            <text:p>0</text:p>
          </table:table-cell>
          <table:table-cell table:formula="of:=[$output.J26]" office:value-type="float" office:value="0" calcext:value-type="float">
            <text:p>0</text:p>
          </table:table-cell>
          <table:table-cell table:formula="of:=[$output.O26]" office:value-type="float" office:value="0" calcext:value-type="float">
            <text:p>0</text:p>
          </table:table-cell>
          <table:table-cell table:formula="of:=[$output.V26:.V38]" office:value-type="float" office:value="0" calcext:value-type="float">
            <text:p>0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formula="of:=[$output.AP26]" office:value-type="float" office:value="0" calcext:value-type="float">
            <text:p>0</text:p>
          </table:table-cell>
          <table:table-cell table:formula="of:=[$output.AQ26]" office:value-type="percentage" office:value="0" calcext:value-type="percentage">
            <text:p>0.00%</text:p>
          </table:table-cell>
          <table:table-cell table:formula="of:=[$output.AB26]" office:value-type="float" office:value="0" calcext:value-type="float">
            <text:p>0</text:p>
          </table:table-cell>
          <table:table-cell table:formula="of:=[$output.AC2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output.C27]" office:value-type="float" office:value="0" calcext:value-type="float">
            <text:p>0</text:p>
          </table:table-cell>
          <table:table-cell table:formula="of:=[$output.J27]" office:value-type="float" office:value="0" calcext:value-type="float">
            <text:p>0</text:p>
          </table:table-cell>
          <table:table-cell table:formula="of:=[$output.O27]" office:value-type="float" office:value="0" calcext:value-type="float">
            <text:p>0</text:p>
          </table:table-cell>
          <table:table-cell table:formula="of:=[$output.V27:.V39]" office:value-type="float" office:value="0" calcext:value-type="float">
            <text:p>0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formula="of:=[$output.AP27]" office:value-type="float" office:value="0" calcext:value-type="float">
            <text:p>0</text:p>
          </table:table-cell>
          <table:table-cell table:formula="of:=[$output.AQ27]" office:value-type="percentage" office:value="0" calcext:value-type="percentage">
            <text:p>0.00%</text:p>
          </table:table-cell>
          <table:table-cell table:formula="of:=[$output.AB27]" office:value-type="float" office:value="0" calcext:value-type="float">
            <text:p>0</text:p>
          </table:table-cell>
          <table:table-cell table:formula="of:=[$output.AC2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output.C28]" office:value-type="float" office:value="0" calcext:value-type="float">
            <text:p>0</text:p>
          </table:table-cell>
          <table:table-cell table:formula="of:=[$output.J28]" office:value-type="float" office:value="0" calcext:value-type="float">
            <text:p>0</text:p>
          </table:table-cell>
          <table:table-cell table:formula="of:=[$output.O28]" office:value-type="float" office:value="0" calcext:value-type="float">
            <text:p>0</text:p>
          </table:table-cell>
          <table:table-cell table:formula="of:=[$output.V28:.V40]" office:value-type="float" office:value="0" calcext:value-type="float">
            <text:p>0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formula="of:=[$output.AP28]" office:value-type="float" office:value="0" calcext:value-type="float">
            <text:p>0</text:p>
          </table:table-cell>
          <table:table-cell table:formula="of:=[$output.AQ28]" office:value-type="percentage" office:value="0" calcext:value-type="percentage">
            <text:p>0.00%</text:p>
          </table:table-cell>
          <table:table-cell table:formula="of:=[$output.AB28]" office:value-type="float" office:value="0" calcext:value-type="float">
            <text:p>0</text:p>
          </table:table-cell>
          <table:table-cell table:formula="of:=[$output.AC2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output.C29]" office:value-type="float" office:value="0" calcext:value-type="float">
            <text:p>0</text:p>
          </table:table-cell>
          <table:table-cell table:formula="of:=[$output.J29]" office:value-type="float" office:value="0" calcext:value-type="float">
            <text:p>0</text:p>
          </table:table-cell>
          <table:table-cell table:formula="of:=[$output.O29]" office:value-type="float" office:value="0" calcext:value-type="float">
            <text:p>0</text:p>
          </table:table-cell>
          <table:table-cell table:formula="of:=[$output.V29:.V41]" office:value-type="float" office:value="0" calcext:value-type="float">
            <text:p>0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formula="of:=[$output.AP29]" office:value-type="float" office:value="0" calcext:value-type="float">
            <text:p>0</text:p>
          </table:table-cell>
          <table:table-cell table:formula="of:=[$output.AQ29]" office:value-type="percentage" office:value="0" calcext:value-type="percentage">
            <text:p>0.00%</text:p>
          </table:table-cell>
          <table:table-cell table:formula="of:=[$output.AB29]" office:value-type="float" office:value="0" calcext:value-type="float">
            <text:p>0</text:p>
          </table:table-cell>
          <table:table-cell table:formula="of:=[$output.AC2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output.C30]" office:value-type="float" office:value="0" calcext:value-type="float">
            <text:p>0</text:p>
          </table:table-cell>
          <table:table-cell table:formula="of:=[$output.J30]" office:value-type="float" office:value="0" calcext:value-type="float">
            <text:p>0</text:p>
          </table:table-cell>
          <table:table-cell table:formula="of:=[$output.O30]" office:value-type="float" office:value="0" calcext:value-type="float">
            <text:p>0</text:p>
          </table:table-cell>
          <table:table-cell table:formula="of:=[$output.V30:.V42]" office:value-type="float" office:value="0" calcext:value-type="float">
            <text:p>0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formula="of:=[$output.AP30]" office:value-type="float" office:value="0" calcext:value-type="float">
            <text:p>0</text:p>
          </table:table-cell>
          <table:table-cell table:formula="of:=[$output.AQ30]" office:value-type="percentage" office:value="0" calcext:value-type="percentage">
            <text:p>0.00%</text:p>
          </table:table-cell>
          <table:table-cell table:formula="of:=[$output.AB30]" office:value-type="float" office:value="0" calcext:value-type="float">
            <text:p>0</text:p>
          </table:table-cell>
          <table:table-cell table:formula="of:=[$output.AC3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output.C31]" office:value-type="float" office:value="0" calcext:value-type="float">
            <text:p>0</text:p>
          </table:table-cell>
          <table:table-cell table:formula="of:=[$output.J31]" office:value-type="float" office:value="0" calcext:value-type="float">
            <text:p>0</text:p>
          </table:table-cell>
          <table:table-cell table:formula="of:=[$output.O31]" office:value-type="float" office:value="0" calcext:value-type="float">
            <text:p>0</text:p>
          </table:table-cell>
          <table:table-cell table:formula="of:=[$output.V31:.V43]" office:value-type="float" office:value="0" calcext:value-type="float">
            <text:p>0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formula="of:=[$output.AP31]" office:value-type="float" office:value="0" calcext:value-type="float">
            <text:p>0</text:p>
          </table:table-cell>
          <table:table-cell table:formula="of:=[$output.AQ31]" office:value-type="percentage" office:value="0" calcext:value-type="percentage">
            <text:p>0.00%</text:p>
          </table:table-cell>
          <table:table-cell table:formula="of:=[$output.AB31]" office:value-type="float" office:value="0" calcext:value-type="float">
            <text:p>0</text:p>
          </table:table-cell>
          <table:table-cell table:formula="of:=[$output.AC31]" office:value-type="percentage" office:value="0" calcext:value-type="percentage">
            <text:p>0.00%</text:p>
          </table:table-cell>
        </table:table-row>
        <table:table-row table:style-name="ro1" table:number-rows-repeated="2">
          <table:table-cell table:number-columns-repeated="15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6" office:value-type="string" calcext:value-type="string" table:number-columns-spanned="3" table:number-rows-spanned="4">
            <text:p>N – a cycle number</text:p>
            <text:p>V1 – an end velocity</text:p>
            <text:p>T2 – a duration of 2<text:span text:style-name="T1">nd</text:span> part of a cycle </text:p>
          </table:table-cell>
          <table:covered-table-cell table:number-columns-repeated="2"/>
          <table:table-cell table:number-columns-repeated="11"/>
          <table:table-cell table:style-name="Default"/>
          <table:table-cell/>
          <table:table-cell table:style-name="Default"/>
        </table:table-row>
        <table:table-row table:style-name="ro1">
          <table:table-cell/>
          <table:covered-table-cell table:number-columns-repeated="3"/>
          <table:table-cell table:number-columns-repeated="11"/>
          <table:table-cell table:style-name="Default"/>
          <table:table-cell/>
          <table:table-cell table:style-name="Default"/>
        </table:table-row>
        <table:table-row table:style-name="ro1">
          <table:table-cell/>
          <table:covered-table-cell table:number-columns-repeated="3"/>
          <table:table-cell table:number-columns-repeated="11"/>
          <table:table-cell table:style-name="Default"/>
          <table:table-cell/>
          <table:table-cell table:style-name="Default"/>
        </table:table-row>
        <table:table-row table:style-name="ro1">
          <table:table-cell/>
          <table:covered-table-cell table:number-columns-repeated="3"/>
          <table:table-cell table:number-columns-repeated="11"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7">00/00/0000</text:date>, <text:time style:data-style-name="N2" text:time-value="08:01:09.8471777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6:55:36.185877091</meta:creation-date>
    <meta:generator>LibreOffice/24.2.7.2$Linux_X86_64 LibreOffice_project/420$Build-2</meta:generator>
    <dc:date>2025-12-17T09:37:48.573048177</dc:date>
    <meta:editing-duration>PT1H2M29S</meta:editing-duration>
    <meta:editing-cycles>13</meta:editing-cycles>
    <meta:document-statistic meta:table-count="2" meta:cell-count="1011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scatter" chart:style-name="ch1">
        <chart:title svg:x="6.162cm" svg:y="0.316cm" chart:style-name="ch2">
          <text:p>v1(t2) [measured]</text:p>
        </chart:title>
        <chart:plot-area chart:style-name="ch3" table:cell-range-address="analitics.B2:analitics.C31" svg:x="1.331cm" svg:y="1.275cm" svg:width="14.359cm" svg:height="6.569cm">
          <chart:coordinate-region svg:x="1.952cm" svg:y="1.475cm" svg:width="13.644cm" svg:height="5.722cm"/>
          <chart:axis chart:dimension="x" chart:name="primary-x" chart:style-name="ch4">
            <chart:title svg:x="8.32cm" svg:y="8.024cm" chart:style-name="ch5">
              <text:p>t2</text:p>
            </chart:title>
          </chart:axis>
          <chart:axis chart:dimension="y" chart:name="primary-y" chart:style-name="ch6">
            <chart:title svg:x="0.451cm" svg:y="4.775cm" chart:style-name="ch7">
              <text:p>v1</text:p>
            </chart:title>
            <chart:grid chart:style-name="ch8" chart:class="major"/>
          </chart:axis>
          <chart:series chart:style-name="ch9" chart:values-cell-range-address="analitics.C2:analitics.C31" chart:class="chart:scatter">
            <chart:domain table:cell-range-address="analitics.B2:analitics.B31"/>
            <chart:regression-curve chart:style-name="ch10">
              <chart:equation chart:display-equation="true" chart:display-r-square="true" svg:x="0.179cm" svg:y="0.011cm"/>
            </chart:regression-curve>
            <chart:data-point chart:style-name="ch11" chart:repeated="3"/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7699999809">
                <text:p>3.7699999809</text:p>
                <draw:g>
                  <svg:desc>analitics.B2:analitics.B31</svg:desc>
                </draw:g>
              </table:table-cell>
              <table:table-cell office:value-type="float" office:value="10.0755542476">
                <text:p>10.0755542476</text:p>
                <draw:g>
                  <svg:desc>analitics.C2:analitics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200000763">
                <text:p>1.9200000763</text:p>
              </table:table-cell>
              <table:table-cell office:value-type="float" office:value="5.102641207">
                <text:p>5.102641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00000191">
                <text:p>0.9800000191</text:p>
              </table:table-cell>
              <table:table-cell office:value-type="float" office:value="2.5945633255">
                <text:p>2.5945633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99999809">
                <text:p>0.5199999809</text:p>
              </table:table-cell>
              <table:table-cell office:value-type="float" office:value="1.3405243849">
                <text:p>1.3405243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99999809">
                <text:p>0.2699999809</text:p>
              </table:table-cell>
              <table:table-cell office:value-type="float" office:value="0.6918835535">
                <text:p>0.69188355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99998474">
                <text:p>0.1599998474</text:p>
              </table:table-cell>
              <table:table-cell office:value-type="float" office:value="0.3694360854">
                <text:p>0.36943608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00001621">
                <text:p>0.0800001621</text:p>
              </table:table-cell>
              <table:table-cell office:value-type="float" office:value="0.1828450951">
                <text:p>0.18284509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99999523">
                <text:p>0.0499999523</text:p>
              </table:table-cell>
              <table:table-cell office:value-type="float" office:value="0.0716741342">
                <text:p>0.0716741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99999523">
                <text:p>0.0499999523</text:p>
              </table:table-cell>
              <table:table-cell office:value-type="float" office:value="0.0864854442">
                <text:p>0.08648544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99999714">
                <text:p>0.0299999714</text:p>
              </table:table-cell>
              <table:table-cell office:value-type="float" office:value="0.0432427221">
                <text:p>0.04324272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00002003">
                <text:p>0.0400002003</text:p>
              </table:table-cell>
              <table:table-cell office:value-type="float" office:value="0.0432427221">
                <text:p>0.04324272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99999714">
                <text:p>0.0299999714</text:p>
              </table:table-cell>
              <table:table-cell office:value-type="float" office:value="0.0432427221">
                <text:p>0.04324272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99999714">
                <text:p>0.0299999714</text:p>
              </table:table-cell>
              <table:table-cell office:value-type="float" office:value="0.0432427221">
                <text:p>0.04324272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chart-properties loext:regression-x-name="t2" loext:regression-y-name="v1(t2)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scatter" chart:style-name="ch1">
        <chart:title svg:x="6.559cm" svg:y="0.316cm" chart:style-name="ch2">
          <text:p>v1(t2) [model]</text:p>
        </chart:title>
        <chart:plot-area chart:style-name="ch3" table:cell-range-address="analitics.D2:analitics.E31" svg:x="1.193cm" svg:y="1.3cm" svg:width="14.358cm" svg:height="6.568cm">
          <chart:coordinate-region svg:x="1.814cm" svg:y="1.5cm" svg:width="13.643cm" svg:height="5.721cm"/>
          <chart:axis chart:dimension="x" chart:name="primary-x" chart:style-name="ch4">
            <chart:title svg:x="7.971cm" svg:y="8.048cm" chart:style-name="ch5">
              <text:p>t2 [s]</text:p>
            </chart:title>
          </chart:axis>
          <chart:axis chart:dimension="y" chart:name="primary-y" chart:style-name="ch6">
            <chart:title svg:x="0.313cm" svg:y="5.197cm" chart:style-name="ch7">
              <text:p>v1 [m/s]</text:p>
            </chart:title>
            <chart:grid chart:style-name="ch8" chart:class="major"/>
          </chart:axis>
          <chart:series chart:style-name="ch9" chart:values-cell-range-address="analitics.E2:analitics.E31" chart:class="chart:scatter">
            <chart:domain table:cell-range-address="analitics.D2:analitics.D31"/>
            <chart:regression-curve chart:style-name="ch10">
              <chart:equation chart:display-equation="true" chart:display-r-square="true" svg:x="0.088cm" svg:y="0.098cm" chart:style-name="ch11"/>
            </chart:regression-curve>
            <chart:data-point chart:repeated="2"/>
            <chart:data-point chart:style-name="ch12"/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72978673">
                <text:p>5.172978673</text:p>
                <draw:g>
                  <svg:desc>analitics.D2:analitics.D31</svg:desc>
                </draw:g>
              </table:table-cell>
              <table:table-cell office:value-type="float" office:value="13.2853709961">
                <text:p>13.2853709961</text:p>
                <draw:g>
                  <svg:desc>analitics.E2:analitics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4362470413">
                <text:p>3.4362470413</text:p>
              </table:table-cell>
              <table:table-cell office:value-type="float" office:value="8.8250541252">
                <text:p>8.82505412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825908389">
                <text:p>2.2825908389</text:p>
              </table:table-cell>
              <table:table-cell office:value-type="float" office:value="5.8622059057">
                <text:p>5.86220590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162533064">
                <text:p>1.5162533064</text:p>
              </table:table-cell>
              <table:table-cell office:value-type="float" office:value="3.8940790157">
                <text:p>3.89407901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7199385">
                <text:p>1.007199385</text:p>
              </table:table-cell>
              <table:table-cell office:value-type="float" office:value="2.5867142206">
                <text:p>2.5867142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90508748">
                <text:p>0.6690508748</text:p>
              </table:table-cell>
              <table:table-cell office:value-type="float" office:value="1.7182729041">
                <text:p>1.7182729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44294544">
                <text:p>0.4444294544</text:p>
              </table:table-cell>
              <table:table-cell office:value-type="float" office:value="1.1413946502">
                <text:p>1.14139465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52205091">
                <text:p>0.2952205091</text:p>
              </table:table-cell>
              <table:table-cell office:value-type="float" office:value="0.758192569">
                <text:p>0.7581925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61056995">
                <text:p>0.1961056995</text:p>
              </table:table-cell>
              <table:table-cell office:value-type="float" office:value="0.5036434783">
                <text:p>0.50364347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02668486">
                <text:p>0.1302668486</text:p>
              </table:table-cell>
              <table:table-cell office:value-type="float" office:value="0.3345545229">
                <text:p>0.33455452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65321706">
                <text:p>0.0865321706</text:p>
              </table:table-cell>
              <table:table-cell office:value-type="float" office:value="0.2222340478">
                <text:p>0.22223404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74805995">
                <text:p>0.0574805995</text:p>
              </table:table-cell>
              <table:table-cell office:value-type="float" office:value="0.1476230887">
                <text:p>0.14762308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81825545">
                <text:p>0.0381825545</text:p>
              </table:table-cell>
              <table:table-cell office:value-type="float" office:value="0.098061375">
                <text:p>0.098061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cm" xlink:href=".." xlink:type="simple" chart:class="chart:bar" chart:style-name="ch1">
        <chart:title svg:x="5.971cm" svg:y="0.316cm" chart:style-name="ch2">
          <text:p>v1 relative error [%]</text:p>
        </chart:title>
        <chart:legend chart:legend-position="end" svg:x="13.735cm" svg:y="4.201cm" style:legend-expansion="high" chart:style-name="ch3"/>
        <chart:plot-area chart:style-name="ch4" table:cell-range-address="analitics.P2:analitics.P31" svg:x="0.319cm" svg:y="1.275cm" svg:width="13.097cm" svg:height="7.545cm">
          <chart:coordinate-region svg:x="2.105cm" svg:y="1.474cm" svg:width="11.311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nalitics.P2:analitics.P31" chart:class="chart:ba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185747076">
                <text:p>0.3185747076</text:p>
                <draw:g>
                  <svg:desc>analitics.P2:analitics.P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295070861">
                <text:p>0.72950708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94190892">
                <text:p>1.2594190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048923388">
                <text:p>1.90489233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386554537">
                <text:p>2.73865545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510694867">
                <text:p>3.6510694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42413282">
                <text:p>5.2424132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5783289532">
                <text:p>9.57832895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8234478988">
                <text:p>4.82344789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73666658">
                <text:p>6.736666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1392242904">
                <text:p>4.13922429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138250677">
                <text:p>2.41382506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676966259">
                <text:p>1.26769662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cm" xlink:href=".." xlink:type="simple" chart:class="chart:bar" chart:style-name="ch1">
        <chart:title svg:x="6.024cm" svg:y="0.316cm" chart:style-name="ch2">
          <text:p>t2 error relative [%]</text:p>
        </chart:title>
        <chart:legend chart:legend-position="end" svg:x="13.735cm" svg:y="4.201cm" style:legend-expansion="high" chart:style-name="ch3"/>
        <chart:plot-area chart:style-name="ch4" table:cell-range-address="analitics.R2:analitics.R31" svg:x="0.319cm" svg:y="1.275cm" svg:width="13.097cm" svg:height="7.545cm">
          <chart:coordinate-region svg:x="1.919cm" svg:y="1.474cm" svg:width="11.497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nalitics.R2:analitics.R31" chart:class="chart:ba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72142891">
                <text:p>0.372142891</text:p>
                <draw:g>
                  <svg:desc>analitics.R2:analitics.R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897119296">
                <text:p>0.78971192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2917428">
                <text:p>1.329174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158718502">
                <text:p>1.9158718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303683565">
                <text:p>2.7303683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815719557">
                <text:p>3.1815719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553569235">
                <text:p>4.55535692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9044158148">
                <text:p>4.90441581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221177317">
                <text:p>2.92211773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422324263">
                <text:p>3.34223242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632934323">
                <text:p>1.16329343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160218099">
                <text:p>0.91602180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275303">
                <text:p>0.272753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